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font-weight="bold" officeooo:paragraph-rsid="000e84cc" style:font-weight-asian="bold" style:font-weight-complex="bold"/>
    </style:style>
    <style:style style:name="P3" style:family="paragraph" style:parent-style-name="Table_20_Contents">
      <style:text-properties fo:color="#c9211e" loext:opacity="100%" fo:font-weight="bold" officeooo:rsid="000fb8a4" officeooo:paragraph-rsid="000fb8a4" style:font-weight-asian="bold" style:font-weight-complex="bold"/>
    </style:style>
    <style:style style:name="P4" style:family="paragraph" style:parent-style-name="Table_20_Contents">
      <style:text-properties officeooo:paragraph-rsid="0012a161"/>
    </style:style>
    <style:style style:name="P5" style:family="paragraph" style:parent-style-name="Table_20_Contents">
      <style:text-properties officeooo:paragraph-rsid="001493f2"/>
    </style:style>
    <style:style style:name="P6" style:family="paragraph" style:parent-style-name="Table_20_Contents">
      <style:text-properties officeooo:paragraph-rsid="0014cae1"/>
    </style:style>
    <style:style style:name="P7" style:family="paragraph" style:parent-style-name="Table_20_Contents">
      <style:text-properties officeooo:paragraph-rsid="0015a35f"/>
    </style:style>
    <style:style style:name="P8" style:family="paragraph" style:parent-style-name="Table_20_Contents">
      <style:text-properties officeooo:paragraph-rsid="0015c7be"/>
    </style:style>
    <style:style style:name="P9" style:family="paragraph" style:parent-style-name="Table_20_Contents">
      <style:text-properties officeooo:paragraph-rsid="00160fb2"/>
    </style:style>
    <style:style style:name="P10" style:family="paragraph" style:parent-style-name="Table_20_Contents">
      <style:text-properties officeooo:paragraph-rsid="00174665"/>
    </style:style>
    <style:style style:name="P11" style:family="paragraph" style:parent-style-name="Table_20_Contents">
      <style:text-properties officeooo:paragraph-rsid="0019d9ec"/>
    </style:style>
    <style:style style:name="P12" style:family="paragraph" style:parent-style-name="Table_20_Contents">
      <style:text-properties officeooo:paragraph-rsid="001a76ac"/>
    </style:style>
    <style:style style:name="P13" style:family="paragraph" style:parent-style-name="Table_20_Contents">
      <style:text-properties officeooo:paragraph-rsid="001a988f"/>
    </style:style>
    <style:style style:name="P14" style:family="paragraph" style:parent-style-name="Table_20_Contents">
      <style:text-properties officeooo:paragraph-rsid="001c0d40"/>
    </style:style>
    <style:style style:name="P15" style:family="paragraph" style:parent-style-name="Table_20_Contents">
      <style:text-properties officeooo:paragraph-rsid="001d85c9"/>
    </style:style>
    <style:style style:name="P16" style:family="paragraph" style:parent-style-name="Table_20_Contents">
      <style:text-properties officeooo:rsid="00160fb2" officeooo:paragraph-rsid="00160fb2"/>
    </style:style>
    <style:style style:name="P17" style:family="paragraph" style:parent-style-name="Table_20_Contents">
      <style:text-properties officeooo:paragraph-rsid="001f4521"/>
    </style:style>
    <style:style style:name="T1" style:family="text">
      <style:text-properties officeooo:rsid="0012a161"/>
    </style:style>
    <style:style style:name="T2" style:family="text">
      <style:text-properties officeooo:rsid="001493f2"/>
    </style:style>
    <style:style style:name="T3" style:family="text">
      <style:text-properties officeooo:rsid="0014cae1"/>
    </style:style>
    <style:style style:name="T4" style:family="text">
      <style:text-properties officeooo:rsid="0015a35f"/>
    </style:style>
    <style:style style:name="T5" style:family="text">
      <style:text-properties officeooo:rsid="0015c7be"/>
    </style:style>
    <style:style style:name="T6" style:family="text">
      <style:text-properties officeooo:rsid="00160fb2"/>
    </style:style>
    <style:style style:name="T7" style:family="text">
      <style:text-properties officeooo:rsid="00174665"/>
    </style:style>
    <style:style style:name="T8" style:family="text">
      <style:text-properties officeooo:rsid="0019d9ec"/>
    </style:style>
    <style:style style:name="T9" style:family="text">
      <style:text-properties officeooo:rsid="001a76ac"/>
    </style:style>
    <style:style style:name="T10" style:family="text">
      <style:text-properties officeooo:rsid="001a988f"/>
    </style:style>
    <style:style style:name="T11" style:family="text">
      <style:text-properties officeooo:rsid="001c0d40"/>
    </style:style>
    <style:style style:name="T12" style:family="text">
      <style:text-properties officeooo:rsid="001d85c9"/>
    </style:style>
    <style:style style:name="T13" style:family="text">
      <style:text-properties officeooo:rsid="001f4521"/>
    </style:style>
    <style:style style:name="T14" style:family="text">
      <style:text-properties fo:language="el" fo:country="GR"/>
    </style:style>
    <style:style style:name="T15" style:family="text">
      <style:text-properties fo:language="el" fo:country="GR" officeooo:rsid="001f45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ΚΕΦΑΛΑΙΟΝ ΕΝΔΕΚΑ</text:p>
            <text:p text:style-name="P3">ΠΕΡΙ ΤΟΥ ΕΣΟΠΤΡΟΥ ΤΟΥ ΝΑΙΜΥΘΙΠΕ</text:p>
          </table:table-cell>
          <table:table-cell table:style-name="Table1.A1" office:value-type="string">
            <text:p text:style-name="P2">CHAPTER ELEVEN</text:p>
            <text:p text:style-name="P2">QUIDDITCH</text:p>
          </table:table-cell>
        </table:table-row>
        <table:table-row>
          <table:table-cell table:style-name="Table1.A1" office:value-type="string">
            <text:p text:style-name="P4">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ext:p text:style-name="P4">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ίκλου ἐκ τριχῶν, κοθόρνους δ’ αὖ μεγάλους καστορείους.</text:p>
          </table:table-cell>
          <table:table-cell table:style-name="Table1.A1" office:value-type="string">
            <text:p text:style-name="P4">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text:p>
          </table:table-cell>
        </table:table-row>
        <table:table-row>
          <table:table-cell table:style-name="Table1.A1" office:value-type="string">
            <text:p text:style-name="P4">καί ὥρας ἔτους ἐπελθούσης τῇ <text:span text:style-name="T1">ἰ</text:span>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table:style-name="Table1.A1" office:value-type="string">
            <text:p text:style-name="P4">The Quidditch season had begun. On Saturday, Harry would be playing in his first match after weeks of training: Gryffindor versus Slytherin.</text:p>
          </table:table-cell>
        </table:table-row>
        <table:table-row>
          <table:table-cell table:style-name="Table1.A1" office:value-type="string">
            <text:p text:style-name="P4">ε<text:span text:style-name="T1">ἰ</text:span> δ’ ο<text:span text:style-name="T1">ἱ</text:span> Γρυφίνδωροι νικήσειαν, αὐξηθήσεσθαι δευτερεύοντες πρὸς τὴν Φιάλην Ο<text:span text:style-name="T1">ἰ</text:span>κείαν.</text:p>
          </table:table-cell>
          <table:table-cell table:style-name="Table1.A1" office:value-type="string">
            <text:p text:style-name="P4">If Gryffindor won, they would move up into second place in the house championship.</text:p>
          </table:table-cell>
        </table:table-row>
        <table:table-row>
          <table:table-cell table:style-name="Table1.A1" office:value-type="string">
            <text:p text:style-name="P4">τὸν μέντοι Ἄρειον <text:span text:style-name="T1">ἤ</text:span> τις ἢ οὐδεὶς σφαιρίζοντα ἑωράκει· ἔδοξε γὰρ τῷ <text:span text:style-name="T1">Ὕ</text:span>λῃ αὐτὸν κεκρυμμένον ἔχειν ὥσπερ κρυπτὸν ὄντα σόφισμά τι.</text:p>
          </table:table-cell>
          <table:table-cell table:style-name="Table1.A1" office:value-type="string">
            <text:p text:style-name="P4">Hardly anyone had seen Harry play because Wood had decided that, as their secret weapon, Harry should be kept, well, secret.</text:p>
          </table:table-cell>
        </table:table-row>
        <table:table-row>
          <table:table-cell table:style-name="Table1.A1" office:value-type="string">
            <text:p text:style-name="P4">ἡ δ’ οὖν φήμη ἐξηνέχθη ὅτι Ἄρειος ζητητὴς γενήσεται.<text:span text:style-name="T1"> 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span></text:p>
          </table:table-cell>
          <table:table-cell table:style-name="Table1.A1" office:value-type="string">
            <text:p text:style-name="P4">But the news that he was playing Seeker had leaked out somehow, and Harry didn't know which was worse -- people telling him he'd be brilliant or people telling him they'd be running around underneath him holding a mattress.</text:p>
          </table:table-cell>
        </table:table-row>
        <table:table-row>
          <table:table-cell table:style-name="Table1.A1" office:value-type="string">
            <text:p text:style-name="P4">καὶ ἕρμαιον δὴ ἦν τῷ Ἁρείῳ τὸ Ἑρμιόνην νῦν ἔχειν φίλην.</text:p>
          </table:table-cell>
          <table:table-cell table:style-name="Table1.A1" office:value-type="string">
            <text:p text:style-name="P4">It was really lucky that Harry now had Herm<text:span text:style-name="T1">i</text:span>one as a friend.</text:p>
          </table:table-cell>
        </table:table-row>
        <table:table-row>
          <table:table-cell table:style-name="Table1.A1" office:value-type="string">
            <text:p text:style-name="P4">οὐ γὰρ ἠπίστατο ποίῳ τρόπῳ καθ’ ἑαυτὸν μόνος ἀπ’ αὐτῆς ἐδυνήθη ἂν εὖ τιθέναι τὰ κατ’ οἶκον μαθήματα, ὡς δέον θαμὰ ἐπὶ καιροῦ γυμνάζεσθαι πρὸς τὴν <text:span text:style-name="T1">ἰ</text:span>καροσφαιρικὴν κελεύοντος τοῦ <text:span text:style-name="T1">Ὕ</text:span>λού<text:span text:style-name="T1">.</text:span></text:p>
          </table:table-cell>
          <table:table-cell table:style-name="Table1.A1" office:value-type="string">
            <text:p text:style-name="P4">He didn't know how he'd have gotten through all his homework without her, what with all the last-minute Quidditch practice Wood was making them do.</text:p>
          </table:table-cell>
        </table:table-row>
        <table:table-row>
          <table:table-cell table:style-name="Table1.A1" office:value-type="string">
            <text:p text:style-name="P4"><text:s/>καὶ ἔχρησεν ἐκείνη βιβλίον αὐτῷ τὴν <text:span text:style-name="T1">ἰ</text:span>καροσφαιρικὴν ἐξ ἔτους εἷς ἔτος καὶ τοῦτο πάνυ ἄξιον ηὗρεν ἀναγνῶναι.</text:p>
          </table:table-cell>
          <table:table-cell table:style-name="Table1.A1" office:value-type="string">
            <text:p text:style-name="P4">She had also <text:span text:style-name="T1">l</text:span>ent him Quidditch Through the Ages, which turned out to be a very interesting read.</text:p>
          </table:table-cell>
        </table:table-row>
        <table:table-row>
          <table:table-cell table:style-name="Table1.A1" office:value-type="string">
            <text:p text:style-name="P5">ἔμαθεν δὲ τοῦτο μὲν ὡς ἀδικεῖν ἔστιν τοῖς <text:span text:style-name="T2">ἰ</text:span>καροσφαιρίζουσιν ἐν τρόποις ἑπτακοσίοις, τοῦτο δ’ ὡς οἱ περὶ τὴν Φιάλην Κοσμικὴν ἀγωνιζόμενοι πρὸ τοῦ ὡς πεντακόσια ἔτη τῷ <text:span text:style-name="T2">ἔ</text:span>τει χιλιοστῴ τετρακοσιοστῴ ἑβδομηκοστῷ τρίτῳ ἁπαξαπάσας δὴ ἠδίκησαν τὰς ἀδικίας<text:span text:style-name="T2">·</text:span>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text:span text:style-name="T2">ἰ</text:span>καροσφαιρίζον- τες, ῥαβδοῦχοι δέ ἐνίοτε ἠφανισμένοι μετὰ πολλοὺς μῆνας πάλιν ἐφάνησαν ἐν τοῖς τῆς Λιβύης ἐρήμοις.</text:p>
          </table:table-cell>
          <table:table-cell table:style-name="Table1.A1" office:value-type="string">
            <text:p text:style-name="P4">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text:p>
          </table:table-cell>
        </table:table-row>
        <text:soft-page-break/>
        <table:table-row>
          <table:table-cell table:style-name="Table1.A1" office:value-type="string">
            <text:p text:style-name="P5">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table:style-name="Table1.A1" office:value-type="string">
            <text:p text:style-name="P5">Hermione had become a bit more relaxed about breaking rules since Harry and Ron had saved her from the mountain troll, and she was much nicer for it.</text:p>
          </table:table-cell>
        </table:table-row>
        <table:table-row>
          <table:table-cell table:style-name="Table1.A1" office:value-type="string">
            <text:p text:style-name="P5">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text:span text:style-name="T2">.</text:span></text:p>
          </table:table-cell>
          <table:table-cell table:style-name="Table1.A1" office:value-type="string">
            <text:p text:style-name="P5">The day before Harry's first Quidditch match the three of them were out in the freezing courtyard during break, and she had conjured them up a bright blue fire that could be carried around in a jam jar.</text:p>
          </table:table-cell>
        </table:table-row>
        <table:table-row>
          <table:table-cell table:style-name="Table1.A1" office:value-type="string">
            <text:p text:style-name="P5">καὶ νῶτον δίδοντες πρὸς αὐτὸ ἀλεανοῦντες ἵσταντο, καί ὁ Σίναπυς διέβη διὰ τὴν αὐλήν.</text:p>
          </table:table-cell>
          <table:table-cell table:style-name="Table1.A1" office:value-type="string">
            <text:p text:style-name="P5">They were standing with their backs to it, getting warm, when Snape crossed the yard.</text:p>
          </table:table-cell>
        </table:table-row>
        <table:table-row>
          <table:table-cell table:style-name="Table1.A1" office:value-type="string">
            <text:p text:style-name="P5">καὶ ὁ “Αρειος εὐθὺς ᾔσθετ’ αὐτοῦ χωλεύοντος.</text:p>
            <text:p text:style-name="P5">οἱ οῦν τρεῖς συστρεψάμενοι ἤθελον φράξαι τὸ πῦρ, εἰκάζοντες οῦ θεμιτὸν εἶναι.</text:p>
          </table:table-cell>
          <table:table-cell table:style-name="Table1.A1" office:value-type="string">
            <text:p text:style-name="P5">Harry noticed at once that Snape was limping. Harry, Ron, and Hermione moved closer together to block the fire from view; they were sure it wouldn't be allowed.</text:p>
          </table:table-cell>
        </table:table-row>
        <table:table-row>
          <table:table-cell table:style-name="Table1.A1" office:value-type="string">
            <text:p text:style-name="P5">ἀλλὰ κακῇ τύχῃ ο<text:span text:style-name="T2">ὐ</text:span>κ ἔλαθον αὐτὸν ὕποπτόν που βλέποντες ὡς ἐδόκει.</text:p>
          </table:table-cell>
          <table:table-cell table:style-name="Table1.A1" office:value-type="string">
            <text:p text:style-name="P5">Unfortunately, something about their guilty faces caught Snape's eye. </text:p>
          </table:table-cell>
        </table:table-row>
        <table:table-row>
          <table:table-cell table:style-name="Table1.A1" office:value-type="string">
            <text:p text:style-name="P5">χωλεύων δέ προσῆλθε τό γε πῦρ οὐ κατιδών, βουλόμενος δ’ οὖν εἰκῇ ἐπιτιμᾶν αὐτοῖς.</text:p>
          </table:table-cell>
          <table:table-cell table:style-name="Table1.A1" office:value-type="string">
            <text:p text:style-name="P5">He limped over. He hadn't seen the fire, but he seemed to be looking for a reason to tell them off anyway.</text:p>
          </table:table-cell>
        </table:table-row>
        <table:table-row>
          <table:table-cell table:style-name="Table1.A1" office:value-type="string">
            <text:p text:style-name="P5">τί ἔχεις, ὦ Ποτέρ;</text:p>
          </table:table-cell>
          <table:table-cell table:style-name="Table1.A1" office:value-type="string">
            <text:p text:style-name="P5">"What's that you've got there, Potter?"</text:p>
          </table:table-cell>
        </table:table-row>
        <table:table-row>
          <table:table-cell table:style-name="Table1.A1" office:value-type="string">
            <text:p text:style-name="P5">ὁ δ’ <text:span text:style-name="T2">Ἅ</text:span>ρειος ἔδειξεν αὐτῷ τὸ ἐχόμενον, τὴν <text:span text:style-name="T2">ἰ</text:span>καροσφαιρικὴν ἐξ ἔτους ε<text:span text:style-name="T2">ἰ</text:span>ς ἔτος.</text:p>
          </table:table-cell>
          <table:table-cell table:style-name="Table1.A1" office:value-type="string">
            <text:p text:style-name="P5">It was Quidditch Through the Ages. Harry showed him.</text:p>
          </table:table-cell>
        </table:table-row>
        <table:table-row>
          <table:table-cell table:style-name="Table1.A1" office:value-type="string">
            <text:p text:style-name="P5">ἀλλ’ ὁ Σίναπυς Οὐ θεμιτόν, ἔφη, κομίζειν τὰ βιβλία τὰ πρὸς βιβλιοθήκην ἔξω τοῦ φρουρίου.</text:p>
          </table:table-cell>
          <table:table-cell table:style-name="Table1.A1" office:value-type="string">
            <text:p text:style-name="P5">"Library books are not to be taken outside the school," said Snape.</text:p>
          </table:table-cell>
        </table:table-row>
        <table:table-row>
          <table:table-cell table:style-name="Table1.A1" office:value-type="string">
            <text:p text:style-name="P5">δός μοι.</text:p>
          </table:table-cell>
          <table:table-cell table:style-name="Table1.A1" office:value-type="string">
            <text:p text:style-name="P5">"Give it to me.<text:span text:style-name="T2">"</text:span></text:p>
          </table:table-cell>
        </table:table-row>
        <table:table-row>
          <table:table-cell table:style-name="Table1.A1" office:value-type="string">
            <text:p text:style-name="P5">πέντε γὰρ βαθμοὺς ἀπώλεσας τοῖς Γρυφινδώροις.</text:p>
          </table:table-cell>
          <table:table-cell table:style-name="Table1.A1" office:value-type="string">
            <text:p text:style-name="P5"><text:span text:style-name="T2">"</text:span>Five points from Gryffindor."</text:p>
          </table:table-cell>
        </table:table-row>
        <table:table-row>
          <table:table-cell table:style-name="Table1.A1" office:value-type="string">
            <text:p text:style-name="P5">Τοῦτον γὰρ τὸν νόμον, ἧ δ’ ὃς ὁ ’Άρειος πάνυ ἀνιώμενος, ἄρτι συνέπλαξε.</text:p>
          </table:table-cell>
          <table:table-cell table:style-name="Table1.A1" office:value-type="string">
            <text:p text:style-name="P5">"He's just made that rule up," Harry muttered angrily as Snape limped away.</text:p>
          </table:table-cell>
        </table:table-row>
        <table:table-row>
          <table:table-cell table:style-name="Table1.A1" office:value-type="string">
            <text:p text:style-name="P5">ἀλλὰ τί μοι πάσχει τὸ σκέλος αὐτοῦ;</text:p>
          </table:table-cell>
          <table:table-cell table:style-name="Table1.A1" office:value-type="string">
            <text:p text:style-name="P5">"Wonder what's wrong with his leg?"</text:p>
          </table:table-cell>
        </table:table-row>
        <table:table-row>
          <table:table-cell table:style-name="Table1.A1" office:value-type="string">
            <text:p text:style-name="P5">ὁ δὲ Ῥοών πικρῶς Οὐκ οἶδα, ἔφη.<text:span text:style-name="T2"> ἀλλ’ εἰ γὰρ πόλλ’ ἀλγοίη.</text:span></text:p>
          </table:table-cell>
          <table:table-cell table:style-name="Table1.A1" office:value-type="string">
            <text:p text:style-name="P5">"Dunno, but I hope it's really hurting him," said Ron bitterly.</text:p>
          </table:table-cell>
        </table:table-row>
        <table:table-row>
          <table:table-cell table:style-name="Table1.A1" office:value-type="string">
            <text:p text:style-name="P5">πολὺ δ’ ἐθορύβουν ταύτῃ τῇ νυκτὶ οἶ ἐν τῷ τῶν Γρυφινδώρων κοινείῳ.</text:p>
          </table:table-cell>
          <table:table-cell table:style-name="Table1.A1" office:value-type="string">
            <text:p text:style-name="P5">The Gryffindor common room was very noisy that evening.</text:p>
          </table:table-cell>
        </table:table-row>
        <table:table-row>
          <table:table-cell table:style-name="Table1.A1" office:value-type="string">
            <text:p text:style-name="P5">ὁ δ<text:span text:style-name="T2">' Ἅ</text:span>ρειος καὶ ὁ Ῥοών καὶ ἡ Ἑρμιόνη ἐκάθηντο ὁμοῦ πρὸς θυρίδα.</text:p>
          </table:table-cell>
          <table:table-cell table:style-name="Table1.A1" office:value-type="string">
            <text:p text:style-name="P5">Harry, Ron, and Hermione sat together next to a window.</text:p>
          </table:table-cell>
        </table:table-row>
        <table:table-row>
          <table:table-cell table:style-name="Table1.A1" office:value-type="string">
            <text:p text:style-name="P5">αὕτη γὰρ ἐξέταζε τὰ κατ’ οἶκον μαθήματα τὰ πρὸς τὰ φίλτρα ὑπὲρ τοῦ θ’ Ἁρειόυ καὶ τοῦ Ῥοῶνος.</text:p>
          </table:table-cell>
          <table:table-cell table:style-name="Table1.A1" office:value-type="string">
            <text:p text:style-name="P5">Hermione was checking Harry and Ron's Charms homework for them.</text:p>
          </table:table-cell>
        </table:table-row>
        <table:table-row>
          <table:table-cell table:style-name="Table1.A1" office:value-type="string">
            <text:p text:style-name="P6">ἀλλ’ οὐκ ἤθελεν ἐκείνους μιμεῖσθαι τὰ ἑαυτῆς, λογισαμένη ὅτι οὕτως οὐδέν μαθήσονται.<text:span text:style-name="T3"> ἀναγνούσης δ’ οὖν αὐτῆς τὰ γεγραμμένα, εὖ ἔπραττον πρὸς τὰ προσκείμενα ὡς ἐπὶ τὸ πολύ.</text:span></text:p>
          </table:table-cell>
          <table:table-cell table:style-name="Table1.A1" office:value-type="string">
            <text:p text:style-name="P5">She would never let them copy ("How will you learn?"), but by asking her to read it through, they got the right answers anyway.</text:p>
          </table:table-cell>
        </table:table-row>
        <table:table-row>
          <table:table-cell table:style-name="Table1.A1" office:value-type="string">
            <text:p text:style-name="P6">ἀλλ’ ὁ <text:span text:style-name="T3">Ἅ</text:span>ρειος ἠγανάκτει πως, βουλόμενος ἀναλαβεῖν τὴν <text:span text:style-name="T3">ἰ</text:span>καροσφαιρικὴν ἐξ ἔτους εἷς ἔτος.<text:span text:style-name="T3"> ἀναγιγνώσκων γὰρ αὐτὸ τάχ’ ἂν ἐπιλήσεσθαι τῶν φροντίδων τῶν περὶ τὸν τῆς ὑστεραίας ἀγῶνα.</text:span></text:p>
          </table:table-cell>
          <table:table-cell table:style-name="Table1.A1" office:value-type="string">
            <text:p text:style-name="P6">Harry felt restless. He wanted Quidditch Through the Ages back, to take his mind off his nerves about tomorrow.</text:p>
          </table:table-cell>
        </table:table-row>
        <table:table-row>
          <table:table-cell table:style-name="Table1.A1" office:value-type="string">
            <text:p text:style-name="P6">ἀλλὰ διὰ τί δεῖ τόν γε Σίναπυν δεδιέναι,· ἀναστὰς οὖν εἶπε τῷ Ῥοῶνι καὶ τῇ Ἑρμιόνῃ ὅτι μέλλει <text:soft-page-break/>ἀπαιτήρειν αὐτὸ παρ’ ἐκείνου.</text:p>
          </table:table-cell>
          <table:table-cell table:style-name="Table1.A1" office:value-type="string">
            <text:p text:style-name="P6">Why should he be afraid of Snape? Getting up, he told Ron and Hermione he was going to ask Snape <text:soft-page-break/>if he could have it.</text:p>
          </table:table-cell>
        </table:table-row>
        <table:table-row>
          <table:table-cell table:style-name="Table1.A1" office:value-type="string">
            <text:p text:style-name="P7">ο<text:span text:style-name="T3">ἱ</text:span> δέ τοῦτ’ ἔφασαν στέργειν ἄν, ε<text:span text:style-name="T4">ἰ Ἅ</text:span>ρειος μὲν ἔλθοι, αὐτοὶ δὲ μή.<text:span text:style-name="T4"> ὁ μέντοι Ἅρειος ἐλογίζετο ὅτι ἐκεῖνος εἰκότως ὁμολογήσει, ἐὰν ἄλλοι τινές σοφισταὶ παρόντες ἀκούσωσιν.</text:span></text:p>
          </table:table-cell>
          <table:table-cell table:style-name="Table1.A1" office:value-type="string">
            <text:p text:style-name="P6">"Better you than me," they said together, but Harry had an idea that Snape wouldn't refuse if there were other teachers listening.</text:p>
          </table:table-cell>
        </table:table-row>
        <table:table-row>
          <table:table-cell table:style-name="Table1.A1" office:value-type="string">
            <text:p text:style-name="P7">ἥκων δέ πρὸς τὸ τῶν σοφιστῶν κοινεῖον ἔκοψε τὴν θύραν.</text:p>
          </table:table-cell>
          <table:table-cell table:style-name="Table1.A1" office:value-type="string">
            <text:p text:style-name="P7">He made his way down to the staffroom and knocked.</text:p>
          </table:table-cell>
        </table:table-row>
        <table:table-row>
          <table:table-cell table:style-name="Table1.A1" office:value-type="string">
            <text:p text:style-name="P7">οὐδενὸς δέ ἀνοίξαντος, μάλ’ αὖθις ἔκοψεν.<text:span text:style-name="T4"> ἀνέῳξε δ’ οὐδείς.</text:span></text:p>
          </table:table-cell>
          <table:table-cell table:style-name="Table1.A1" office:value-type="string">
            <text:p text:style-name="P7">There was no answer.<text:span text:style-name="T4"> He knocked again. Nothing.</text:span></text:p>
          </table:table-cell>
        </table:table-row>
        <table:table-row>
          <table:table-cell table:style-name="Table1.A1" office:value-type="string">
            <text:p text:style-name="P7">καὶ δὴ τὸ βιβλίον ἐντὸς κατέλιπεν ὁ Σίναπυς.</text:p>
          </table:table-cell>
          <table:table-cell table:style-name="Table1.A1" office:value-type="string">
            <text:p text:style-name="P7">Perhaps Snape had left the book in there? </text:p>
          </table:table-cell>
        </table:table-row>
        <table:table-row>
          <table:table-cell table:style-name="Table1.A1" office:value-type="string">
            <text:p text:style-name="P7">ἐπιχειρητέον οὖν.</text:p>
          </table:table-cell>
          <table:table-cell table:style-name="Table1.A1" office:value-type="string">
            <text:p text:style-name="P7">It was worth a try.</text:p>
          </table:table-cell>
        </table:table-row>
        <table:table-row>
          <table:table-cell table:style-name="Table1.A1" office:value-type="string">
            <text:p text:style-name="P7">ἀνοίξας δ’ ὀλίγον τὴν θύραν εἴσω προῦκυψε.<text:span text:style-name="T4"> ἀλλὰ θέαμα δυσθέατον ἔνδον ἦν ἰδεῖν.</text:span></text:p>
          </table:table-cell>
          <table:table-cell table:style-name="Table1.A1" office:value-type="string">
            <text:p text:style-name="P7">He pushed the door ajar and peered inside -- and a horrible scene met his eyes.</text:p>
          </table:table-cell>
        </table:table-row>
        <table:table-row>
          <table:table-cell table:style-name="Table1.A1" office:value-type="string">
            <text:p text:style-name="P7">μόνοι γὰρ παρῆσαν ὁ Σίναπυς καὶ ὁ Φήληξ.</text:p>
          </table:table-cell>
          <table:table-cell table:style-name="Table1.A1" office:value-type="string">
            <text:p text:style-name="P7">Snape and Filch were inside, alone.</text:p>
          </table:table-cell>
        </table:table-row>
        <table:table-row>
          <table:table-cell table:style-name="Table1.A1" office:value-type="string">
            <text:p text:style-name="P7">κάκεῖνος δὴ τὸν τρίβωνα ὑπὲρ τὰ γόνατα εἶχεν ἀποκαλύπτων τὸ σκέλος αἱματηρὸν καί κατεσπαραγμένον.</text:p>
          </table:table-cell>
          <table:table-cell table:style-name="Table1.A1" office:value-type="string">
            <text:p text:style-name="P7">Snape was holding his robes above his knees. One of his legs was bloody and mangled.</text:p>
          </table:table-cell>
        </table:table-row>
        <table:table-row>
          <table:table-cell table:style-name="Table1.A1" office:value-type="string">
            <text:p text:style-name="P7">οὗτος δ’ ὀθόνια παρεῖχεν αὐτῷ.</text:p>
          </table:table-cell>
          <table:table-cell table:style-name="Table1.A1" office:value-type="string">
            <text:p text:style-name="P7">Filch was handing Snape bandages.</text:p>
          </table:table-cell>
        </table:table-row>
        <table:table-row>
          <table:table-cell table:style-name="Table1.A1" office:value-type="string">
            <text:p text:style-name="P7"><text:span text:style-name="T4">Ὢ</text:span> κατάρατον τὸ χρῆμα κυνός, ἔφη.</text:p>
          </table:table-cell>
          <table:table-cell table:style-name="Table1.A1" office:value-type="string">
            <text:p text:style-name="P7">"Blasted thing<text:span text:style-name="T4">!</text:span>" Snape was saying.</text:p>
          </table:table-cell>
        </table:table-row>
        <table:table-row>
          <table:table-cell table:style-name="Table1.A1" office:value-type="string">
            <text:p text:style-name="P7">πῶς γὰρ ἔστιν ἅμα διατηρεῖν τὰς τρεῖς κεφαλάς;</text:p>
          </table:table-cell>
          <table:table-cell table:style-name="Table1.A1" office:value-type="string">
            <text:p text:style-name="P7">"How are you supposed to keep your eyes on all three heads at once?"</text:p>
          </table:table-cell>
        </table:table-row>
        <table:table-row>
          <table:table-cell table:style-name="Table1.A1" office:value-type="string">
            <text:p text:style-name="P7">τοῦ δ’ Ἁρείου σιωπῇ κλείοντος τὴν θύραν, βοῶν Ὁ Ποτέρ, ἔφη διαστρεφόμενος ἅμα δι’ ὀργῆς τ<text:span text:style-name="T4">ὰ ὄμματα καὶ μεθεὶς τὸν τρίβωνα ἐπικαλύψαι τὸ σκέλος.</text:span></text:p>
          </table:table-cell>
          <table:table-cell table:style-name="Table1.A1" office:value-type="string">
            <text:p text:style-name="P7">Harry tried to shut the door quietly, but --<text:span text:style-name="T4"> </text:span>"POTTER!"<text:span text:style-name="T4"> Snape's face was twisted with fury as he dropped his robes quickly to hide his leg.</text:span></text:p>
          </table:table-cell>
        </table:table-row>
        <table:table-row>
          <table:table-cell table:style-name="Table1.A1" office:value-type="string">
            <text:p text:style-name="P8"><text:span text:style-name="T5">Ἅ</text:span>ρειος δ’ ἀσκήσας ἑαυτὸν εἰς εὐτολμίαν Εἰ οἷόν τε, ἔφη, προτεῖναι ἐρώτημά τι, θέλοιμ’ ἂν εἰδέναι εἴ γ’ ἄρ’ ἔξεστί μοι ἀπαιτεῖν τὸ βιβλίον μου,- <text:span text:style-name="T5">Ἄ</text:span>πιθι, ἄπιθι ἐς κόρακας ἤδη.</text:p>
          </table:table-cell>
          <table:table-cell table:style-name="Table1.A1" office:value-type="string">
            <text:p text:style-name="P8">Harry gulped.<text:span text:style-name="T5"> "I just wondered if I could have my book back." </text:span>"GET OUT! OUT!"</text:p>
          </table:table-cell>
        </table:table-row>
        <table:table-row>
          <table:table-cell table:style-name="Table1.A1" office:value-type="string">
            <text:p text:style-name="P8">ἀπῆλθεν οὖν εὐθὺς ὁ Ἄρειος πρὶν ἐκεῖνον αὖθις ἀφελέσθαι βαθμῶν τούς Γρυφινδώρους.</text:p>
          </table:table-cell>
          <table:table-cell table:style-name="Table1.A1" office:value-type="string">
            <text:p text:style-name="P8">Harry left, before Snape could take any more points from Gryffindor.</text:p>
          </table:table-cell>
        </table:table-row>
        <table:table-row>
          <table:table-cell table:style-name="Table1.A1" office:value-type="string">
            <text:p text:style-name="P8">ἄνω δέ ὡς τάχιστα ἀναβὰς πάλιν ξυν- εγένετο τοῖς ἑταίροις.</text:p>
          </table:table-cell>
          <table:table-cell table:style-name="Table1.A1" office:value-type="string">
            <text:p text:style-name="P8">He sprinted back upstairs.</text:p>
          </table:table-cell>
        </table:table-row>
        <table:table-row>
          <table:table-cell table:style-name="Table1.A1" office:value-type="string">
            <text:p text:style-name="P8">ὁ δέ Ῥοών <text:span text:style-name="T5">Ἆ</text:span>ρ’ ἔχεις αὑτά<text:span text:style-name="T5">;</text:span> ἔφη.</text:p>
          </table:table-cell>
          <table:table-cell table:style-name="Table1.A1" office:value-type="string">
            <text:p text:style-name="P8">"Did you get it?" Ron asked as Harry joined them.</text:p>
          </table:table-cell>
        </table:table-row>
        <table:table-row>
          <table:table-cell table:style-name="Table1.A1" office:value-type="string">
            <text:p text:style-name="P9">ἀλλὰ τί δὴ πάσχεις;</text:p>
          </table:table-cell>
          <table:table-cell table:style-name="Table1.A1" office:value-type="string">
            <text:p text:style-name="P9">"What's the matter?"</text:p>
          </table:table-cell>
        </table:table-row>
        <table:table-row>
          <table:table-cell table:style-name="Table1.A1" office:value-type="string">
            <text:p text:style-name="P9">ἐκεῖνος δέ μόλις ψιθυρίζων εἶπεν αὐτοῖς ὅ τι ἑώρακεν.</text:p>
          </table:table-cell>
          <table:table-cell table:style-name="Table1.A1" office:value-type="string">
            <text:p text:style-name="P9">In a low whisper, Harry told them what he'd seen.</text:p>
          </table:table-cell>
        </table:table-row>
        <table:table-row>
          <table:table-cell table:style-name="Table1.A1" office:value-type="string">
            <text:p text:style-name="P9">τελευταῖον δέ πνευστιῶν <text:span text:style-name="T6">ἔ</text:span>τι Ἀλλ’ ἴστε που, ἔφη, τοῦτο τί δύναται<text:span text:style-name="T6">;</text:span></text:p>
          </table:table-cell>
          <table:table-cell table:style-name="Table1.A1" office:value-type="string">
            <text:p text:style-name="P9">"You know what this means?" he finished breathlessly.</text:p>
          </table:table-cell>
        </table:table-row>
        <table:table-row>
          <table:table-cell table:style-name="Table1.A1" office:value-type="string">
            <text:p text:style-name="P9">ἐπεχείρησε γὰρ λαθὼν παρελθεῖν τὸν τρικάρηνον ἐπὶ τῶν νεκυσίων ὁ Σίναπυς.</text:p>
          </table:table-cell>
          <table:table-cell table:style-name="Table1.A1" office:value-type="string">
            <text:p text:style-name="P9">"He tried to get past that three-headed dog at Halloween!</text:p>
          </table:table-cell>
        </table:table-row>
        <table:table-row>
          <table:table-cell table:style-name="Table1.A1" office:value-type="string">
            <text:p text:style-name="P9">καὶ ἐθεωροῦμεν αὐτὸν ἐκεῖσε τότε χωροῦντα δηλαδὴ κλέψοντα τὸ πρὸς ἐκείνου φυλαττόμενον.</text:p>
          </table:table-cell>
          <table:table-cell table:style-name="Table1.A1" office:value-type="string">
            <text:p text:style-name="P9">That's where he was going when we saw him -- he's after whatever it's guarding!</text:p>
          </table:table-cell>
        </table:table-row>
        <table:table-row>
          <table:table-cell table:style-name="Table1.A1" office:value-type="string">
            <text:p text:style-name="P9">καὶ περίδου μοι περὶ τοῦ σάρου εἰ μὴ αὐτὸς εἰσῆγε τὸν Τρωγλοδύτην ὡς ῥᾷον λήσων ἅπαντας.</text:p>
          </table:table-cell>
          <table:table-cell table:style-name="Table1.A1" office:value-type="string">
            <text:p text:style-name="P9">And I<text:span text:style-name="T6">'</text:span>d bet my broomstick he let that troll in, to make a diversion!"</text:p>
          </table:table-cell>
        </table:table-row>
        <table:table-row>
          <table:table-cell table:style-name="Table1.A1" office:value-type="string">
            <text:p text:style-name="P9">ἡ δ’ Ἑρμιόνη πεφροντικὸς βλέπων Περιττόν τι λέγεις, ἔφη.<text:span text:style-name="T6"> δυσχερὴς μὲν γάρ ἐστιν εὖ οἶδ’ ὅτι, ἀλλ’ οὐκ ἐπίδοξός ἐστι κλέψων τὸ Διμπλοδώρῳ πεφυλαγμένον.</text:span></text:p>
          </table:table-cell>
          <table:table-cell table:style-name="Table1.A1" office:value-type="string">
            <text:p text:style-name="P9">Hermione's eyes were wide.<text:span text:style-name="T6"> "No -- he wouldn't, she said. "I know he's not very nice, but he wouldn't try and steal something Dumbledore was keeping safe."</text:span></text:p>
          </table:table-cell>
        </table:table-row>
        <text:soft-page-break/>
        <table:table-row>
          <table:table-cell table:style-name="Table1.A1" office:value-type="string">
            <text:p text:style-name="P9">ὁ δέ Ῥοών <text:span text:style-name="T6">Ἡ</text:span>ράκλεις, ἔφη ἀνιώμενος.<text:span text:style-name="T6"> σὺ μὲν γὰρ νομίζεις τοὺς σοφιστὰς πάντας θείου τι μετέχοντας δήπου.</text:span></text:p>
          </table:table-cell>
          <table:table-cell table:style-name="Table1.A1" office:value-type="string">
            <text:p text:style-name="P9">"Honestly, Hermione, you think all teachers are saints or something,"<text:span text:style-name="T6"> snapped Ron.</text:span></text:p>
          </table:table-cell>
        </table:table-row>
        <table:table-row>
          <table:table-cell table:style-name="Table1.A1" office:value-type="string">
            <text:p text:style-name="P9">ἐγὼ δέ τα<text:span text:style-name="T6">ὐ</text:span>τὰ τῷ Ἁρείῳ φρονῶ.<text:span text:style-name="T6"> </text:span></text:p>
          </table:table-cell>
          <table:table-cell table:style-name="Table1.A1" office:value-type="string">
            <text:p text:style-name="P9">"I'm with Harry.<text:span text:style-name="T6">"</text:span></text:p>
          </table:table-cell>
        </table:table-row>
        <table:table-row>
          <table:table-cell table:style-name="Table1.A1" office:value-type="string">
            <text:p text:style-name="P16">πανοῦργος γάρ ἐστιν ὁ Σίναπυς. </text:p>
          </table:table-cell>
          <table:table-cell table:style-name="Table1.A1" office:value-type="string">
            <text:p text:style-name="P9"><text:span text:style-name="T6">"</text:span>I wouldn't put anything past Snape.<text:span text:style-name="T6">"</text:span></text:p>
          </table:table-cell>
        </table:table-row>
        <table:table-row>
          <table:table-cell table:style-name="Table1.A1" office:value-type="string">
            <text:p text:style-name="P16">ἀλλὰ τί θέλει; </text:p>
          </table:table-cell>
          <table:table-cell table:style-name="Table1.A1" office:value-type="string">
            <text:p text:style-name="P16">"But what's he after?"</text:p>
          </table:table-cell>
        </table:table-row>
        <table:table-row>
          <table:table-cell table:style-name="Table1.A1" office:value-type="string">
            <text:p text:style-name="P16">τί φυλάττει ὁ κύων;</text:p>
          </table:table-cell>
          <table:table-cell table:style-name="Table1.A1" office:value-type="string">
            <text:p text:style-name="P16">"What's that dog guarding?"</text:p>
          </table:table-cell>
        </table:table-row>
        <table:table-row>
          <table:table-cell table:style-name="Table1.A1" office:value-type="string">
            <text:p text:style-name="P9">κα<text:span text:style-name="T6">ὶ</text:span> ὁ <text:span text:style-name="T6">Ἅ</text:span>ρειος περὶ ταῦτα ἔτι φροντίζων ἀπέβη κοιμησόμενος.</text:p>
          </table:table-cell>
          <table:table-cell table:style-name="Table1.A1" office:value-type="string">
            <text:p text:style-name="P9">Harry went to bed with his head buzzing with the same question.</text:p>
          </table:table-cell>
        </table:table-row>
        <table:table-row>
          <table:table-cell table:style-name="Table1.A1" office:value-type="string">
            <text:p text:style-name="P10">ἀλλὰ τραχὺ ῥέγκοντος ἤδη τοῦ Νεφελώδους, αὐτὸς οὐκ ε<text:span text:style-name="T7">ἰ</text:span>ς ὕπνον ἔπεσε καίπερ μάλιστα χρῄζων πεσεῖν, ὡς δέον μετ’ ὀλίγον <text:span text:style-name="T7">ἰ</text:span>καροσφαιρίσαι τὸ πρῶτον.<text:span text:style-name="T7"> τοῦ δ’ οὖν Σινάπεως οῦ ῥᾴδιον ῆν ἐπιλαθέσθαι δεινὸν βλέποντος ἥνικα τὸ σκέλος εἶδεν αὐτοῦ.</text:span></text:p>
          </table:table-cell>
          <table:table-cell table:style-name="Table1.A1" office:value-type="string">
            <text:p text:style-name="P9">Neville was snoring loudly, but Harry couldn't sleep. He tried to empty his mind -- he needed to sleep, he had to, he had his first Quidditch match in a few hours -- but the expression on Snape's face when Harry had seen his leg wasn't easy to forget.</text:p>
          </table:table-cell>
        </table:table-row>
        <table:table-row>
          <table:table-cell table:style-name="Table1.A1" office:value-type="string">
            <text:p text:style-name="P10">τῇ δ’ ὑστεραίᾳ α<text:span text:style-name="T7">ἰ</text:span>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text:span text:style-name="T7">ἰ</text:span>καροσφαιρικόν.</text:p>
          </table:table-cell>
          <table:table-cell table:style-name="Table1.A1" office:value-type="string">
            <text:p text:style-name="P10">The next morning dawned very bright and cold. The Great Hall was full of the delicious smell of fried sausages and the cheerful chatter of everyone looking forward to a good Quidditch match.</text:p>
          </table:table-cell>
        </table:table-row>
        <table:table-row>
          <table:table-cell table:style-name="Table1.A1" office:value-type="string">
            <text:p text:style-name="P10">Ἀλλὰ δεῖ σέ φαγεῖν τι.</text:p>
          </table:table-cell>
          <table:table-cell table:style-name="Table1.A1" office:value-type="string">
            <text:p text:style-name="P10">"You've got to eat some breakfast."</text:p>
          </table:table-cell>
        </table:table-row>
        <table:table-row>
          <table:table-cell table:style-name="Table1.A1" office:value-type="string">
            <text:p text:style-name="P10">Ἀλλ’ οὐ δέομαι.</text:p>
          </table:table-cell>
          <table:table-cell table:style-name="Table1.A1" office:value-type="string">
            <text:p text:style-name="P10">"I don't want anything."</text:p>
          </table:table-cell>
        </table:table-row>
        <table:table-row>
          <table:table-cell table:style-name="Table1.A1" office:value-type="string">
            <text:p text:style-name="P10">Ἀλλ’ ἄρτου γ’ ὀλίγον.<text:span text:style-name="T7"> τῆς γὰρ Ἑρμιόνης ἔτυχον ὅντες οὗτοι οἱ θῶπες λόγοι.</text:span></text:p>
          </table:table-cell>
          <table:table-cell table:style-name="Table1.A1" office:value-type="string">
            <text:p text:style-name="P10">"Just a bit of toast," wheedled Hermione.</text:p>
          </table:table-cell>
        </table:table-row>
        <table:table-row>
          <table:table-cell table:style-name="Table1.A1" office:value-type="string">
            <text:p text:style-name="P10">Ἀνορέκτως δ’ ἔχω.</text:p>
          </table:table-cell>
          <table:table-cell table:style-name="Table1.A1" office:value-type="string">
            <text:p text:style-name="P10">"I'm not hungry."</text:p>
          </table:table-cell>
        </table:table-row>
        <table:table-row>
          <table:table-cell table:style-name="Table1.A1" office:value-type="string">
            <text:p text:style-name="P10">ὁ δ’ <text:span text:style-name="T7">Ἅ</text:span>ρειος κακῶς δὴ εἶχεν ἐννοῶν ὡς ἐντὸς οὐ πολλοῦ εἷς τὸ σταδίον εἷσβήσεται.</text:p>
          </table:table-cell>
          <table:table-cell table:style-name="Table1.A1" office:value-type="string">
            <text:p text:style-name="P10">Harry felt terrible. In an hour's time he'd be walking onto the field.</text:p>
          </table:table-cell>
        </table:table-row>
        <table:table-row>
          <table:table-cell table:style-name="Table1.A1" office:value-type="string">
            <text:p text:style-name="P10">καὶ ὁ Σάμιος Φινιγάνης <text:span text:style-name="T7">Ὦ</text:span> <text:span text:style-name="T7">Ἅ</text:span>ρειε, ἔφη, δεῖ σέ εὐτραφῆ γενέσθαι ὡς μάλα συντενῶν σεαυτόν.</text:p>
          </table:table-cell>
          <table:table-cell table:style-name="Table1.A1" office:value-type="string">
            <text:p text:style-name="P10">"Harry, you need your strength," said Seamus Finnigan.</text:p>
          </table:table-cell>
        </table:table-row>
        <table:table-row>
          <table:table-cell table:style-name="Table1.A1" office:value-type="string">
            <text:p text:style-name="P11">τοῖς γὰρ ζητηταῖς ἀεὶ ἐκ προνοίας προσπίπτειν φιλοῦσιν οἱ ἐναντίοι.</text:p>
          </table:table-cell>
          <table:table-cell table:style-name="Table1.A1" office:value-type="string">
            <text:p text:style-name="P11">"Seekers are always the ones who get clobbered by the other team."</text:p>
          </table:table-cell>
        </table:table-row>
        <table:table-row>
          <table:table-cell table:style-name="Table1.A1" office:value-type="string">
            <text:p text:style-name="P11">ὁ δ’ <text:span text:style-name="T8">Ἅ</text:span>ρειος θεώμενος αὐτὸν καρύκην τοματίνην πρὸς τὰ χορδεύματα χέοντα Εὐχαριστῶ σοί, ἔφη, <text:span text:style-name="T8">ὦ</text:span> Σάμιε.</text:p>
          </table:table-cell>
          <table:table-cell table:style-name="Table1.A1" office:value-type="string">
            <text:p text:style-name="P11">"Thanks, Seamus," said Harry, watching Seamus pile ketchup on his sausages.</text:p>
          </table:table-cell>
        </table:table-row>
        <table:table-row>
          <table:table-cell table:style-name="Table1.A1" office:value-type="string">
            <text:p text:style-name="P11">καὶ περὶ τὴν πεμπτὴν ὥραν πάντες ὡς εἰπεῖν οἱ μαθηταὶ ἐκάθηντο ἐν τοῖς περὶ τὸ <text:span text:style-name="T8">ἰ</text:span>καροσφαιριστήριον βάθροις πρὸς τὸ στάδιον ἀτενὲς βλέποντες, ἔνιοι δέ καὶ δίοπτρα ἔχοντες τηλεσκοπικά.</text:p>
          </table:table-cell>
          <table:table-cell table:style-name="Table1.A1" office:value-type="string">
            <text:p text:style-name="P11">By eleven o'clock the whole school seemed to be out in the stands around the Quidditch pitch. Many students had binoculars.</text:p>
          </table:table-cell>
        </table:table-row>
        <table:table-row>
          <table:table-cell table:style-name="Table1.A1" office:value-type="string">
            <text:p text:style-name="P11">ἐνίοτε γὰρ χαλεπὸν <text:span text:style-name="T8">ἦ</text:span>ν τοῖς θεαταῖς καίπερ μετεώροις ο<text:span text:style-name="T8">ὖ</text:span>σιν ἰδεῖν τί γίγνεται.</text:p>
          </table:table-cell>
          <table:table-cell table:style-name="Table1.A1" office:value-type="string">
            <text:p text:style-name="P11">The seats might be raised high in the air, but it was still difficult to see what was going on sometimes.</text:p>
          </table:table-cell>
        </table:table-row>
        <table:table-row>
          <table:table-cell table:style-name="Table1.A1" office:value-type="string">
            <text:p text:style-name="P12">ὁ δέ Ῥοὼν καί ἡ Ἑρμιόνη ξυνεγένοντο ἐπ’ ἄκροις τοῖς βάθροις τῷ τε Νεφελώδει καί τῷ Σαμίῳ καὶ τῴ Δείνῳ ἐκείνῳ τῷ τῶν ποδοσφαιριστῶν τῶν Ῥαιστήρων καλουμένων φιλοθεάμονι.<text:span text:style-name="T9"> καὶ καινόν τι ἐγεγράφεσαν σημεῖον μέγα ὡς χαρισάμενοι τῷ Ἁρείῳ ἐφ’ ἑνὸς τῶν στρωμάτων τῶν Σκαβρῴ </text:span><text:soft-page-break/><text:span text:style-name="T9">τετρωγμένων.</text:span></text:p>
          </table:table-cell>
          <table:table-cell table:style-name="Table1.A1" office:value-type="string">
            <text:p text:style-name="P11">Ron and Hermione joined Neville, Seamus, and Dean the West Ham fan up in the top row. As a surprise for Harry, they had painted a large banner on one of the sheets Scabbers had ruined.</text:p>
          </table:table-cell>
        </table:table-row>
        <table:table-row>
          <table:table-cell table:style-name="Table1.A1" office:value-type="string">
            <text:p text:style-name="P12">καὶ <text:span text:style-name="T9">ἦ</text:span>ν ἀναγνῶναι ὅτι Προεδρευέτω Ποτῆρ.</text:p>
            <text:p text:style-name="P12">καὶ ὁ Δεῖνος δεινὸς ὢν γράφειν μέγαν ὑπεγεγράφει τὸν λέοντα τὸν τῶν Γρυφινδώρων.</text:p>
          </table:table-cell>
          <table:table-cell table:style-name="Table1.A1" office:value-type="string">
            <text:p text:style-name="P11">It said Potter for President, and Dean, who was good at drawing, had done a large Gryffindor lion underneath.</text:p>
          </table:table-cell>
        </table:table-row>
        <table:table-row>
          <table:table-cell table:style-name="Table1.A1" office:value-type="string">
            <text:p text:style-name="P12">καὶ<text:span text:style-name="T9"> </text:span>μὴν ἡ Ἑρμιόνη φίλτρον τι χαλεπώτερον ἐτεθήκει ὥστε πάντα τὰ γράμματα ποικίλοις ἀεὶ ἀστράπτειν χρώμασιν<text:span text:style-name="T9">.</text:span> </text:p>
          </table:table-cell>
          <table:table-cell table:style-name="Table1.A1" office:value-type="string">
            <text:p text:style-name="P12">Then Hermione had performed a tricky little charm so that the paint flashed different colors.</text:p>
          </table:table-cell>
        </table:table-row>
        <table:table-row>
          <table:table-cell table:style-name="Table1.A1" office:value-type="string">
            <text:p text:style-name="P12">ἐν δέ τούτῳ ὁ <text:span text:style-name="T9">Ἅ</text:span>ρειος καί οἱ ἕτεροι τῆς ἀγέλης ἐν τῷ ἀποδυτηρίῳ μεταμφιαζόμενοι ἐνεδύοντο τούς ἷκαροσφαιριστικοὺς τρίβωνας κοκκίνους.<text:span text:style-name="T9"> οἱ δέ Σλυθήρινοι πρασίνους ἔμελλον φορήσειν.</text:span></text:p>
          </table:table-cell>
          <table:table-cell table:style-name="Table1.A1" office:value-type="string">
            <text:p text:style-name="P12">Meanwhile, in the locker room, Harry and the rest of the team were changing into their scarlet Quidditch robes (Slytherin would be playing in green).</text:p>
          </table:table-cell>
        </table:table-row>
        <table:table-row>
          <table:table-cell table:style-name="Table1.A1" office:value-type="string">
            <text:p text:style-name="P12">καὶ τότε ὁ <text:span text:style-name="T9">Ὕ</text:span>λης ἐχρέμψατό τι εὐφημίαν κηρύττων.</text:p>
          </table:table-cell>
          <table:table-cell table:style-name="Table1.A1" office:value-type="string">
            <text:p text:style-name="P12">Wood cleared his throat for silence.</text:p>
          </table:table-cell>
        </table:table-row>
        <table:table-row>
          <table:table-cell table:style-name="Table1.A1" office:value-type="string">
            <text:p text:style-name="P12">Λοιπόν, ἔφη, ὦ ἄνδρες Γρυφίνδωροι.</text:p>
          </table:table-cell>
          <table:table-cell table:style-name="Table1.A1" office:value-type="string">
            <text:p text:style-name="P12">"Okay, men," he said.</text:p>
          </table:table-cell>
        </table:table-row>
        <table:table-row>
          <table:table-cell table:style-name="Table1.A1" office:value-type="string">
            <text:p text:style-name="P12">Καὶ γυναῖκες Γρυφίνδωραι, ὑπολαβοῦσα εἶπεν ἡ Ἀγγελίνη Ἰωάννου.</text:p>
          </table:table-cell>
          <table:table-cell table:style-name="Table1.A1" office:value-type="string">
            <text:p text:style-name="P12">"And women," said Chaser Angelina Johnson.</text:p>
          </table:table-cell>
        </table:table-row>
        <table:table-row>
          <table:table-cell table:style-name="Table1.A1" office:value-type="string">
            <text:p text:style-name="P12">ἐκεῖνος δέ συνέφη ταῦτα.<text:span text:style-name="T9"> Ὦ ἄνδρες, ἔφη, καί γυναῖκες.</text:span></text:p>
          </table:table-cell>
          <table:table-cell table:style-name="Table1.A1" office:value-type="string">
            <text:p text:style-name="P12">"And women," Wood agreed.</text:p>
          </table:table-cell>
        </table:table-row>
        <table:table-row>
          <table:table-cell table:style-name="Table1.A1" office:value-type="string">
            <text:p text:style-name="P12">τοῦτ’ ἔστ’ ἐκεῖνο.</text:p>
          </table:table-cell>
          <table:table-cell table:style-name="Table1.A1" office:value-type="string">
            <text:p text:style-name="P12">"This is it."</text:p>
          </table:table-cell>
        </table:table-row>
        <table:table-row>
          <table:table-cell table:style-name="Table1.A1" office:value-type="string">
            <text:p text:style-name="P12">Τό γε μέγιστον ἁπάντων, εἶπεν ὁ Φερέδικος Ε<text:span text:style-name="T9">ὐ</text:span>ισήλιος.</text:p>
          </table:table-cell>
          <table:table-cell table:style-name="Table1.A1" office:value-type="string">
            <text:p text:style-name="P12">"The big one," said Fred Weasley.</text:p>
          </table:table-cell>
        </table:table-row>
        <table:table-row>
          <table:table-cell table:style-name="Table1.A1" office:value-type="string">
            <text:p text:style-name="P12">Τό γε μὴν ἐκ μακροῦ χρόνου προσδεδεγμένον, ἀναλαβὼν εἶπεν ὁ Γεωργός.</text:p>
          </table:table-cell>
          <table:table-cell table:style-name="Table1.A1" office:value-type="string">
            <text:p text:style-name="P12">"The one we've all been waiting for," said George.</text:p>
          </table:table-cell>
        </table:table-row>
        <table:table-row>
          <table:table-cell table:style-name="Table1.A1" office:value-type="string">
            <text:p text:style-name="P12">Καὶ γὰρ ἀπὸ γλώττης ἔστιν ἡμῖν φράσαι τὸν τοῦ Ὀλοφωίου λόγον ῶς τῆς πέρυσιν ἀγέλης οὖσιν.</text:p>
          </table:table-cell>
          <table:table-cell table:style-name="Table1.A1" office:value-type="string">
            <text:p text:style-name="P12">"We know Oliver's speech by heart," Fred told Harry, "we were on the team last year."</text:p>
          </table:table-cell>
        </table:table-row>
        <table:table-row>
          <table:table-cell table:style-name="Table1.A1" office:value-type="string">
            <text:p text:style-name="P12">ὁ δ’ <text:span text:style-name="T9">Ὕ</text:span>λης Σιγᾶτον, ἔφη.</text:p>
          </table:table-cell>
          <table:table-cell table:style-name="Table1.A1" office:value-type="string">
            <text:p text:style-name="P12">"Shut up, you two," said Wood.</text:p>
          </table:table-cell>
        </table:table-row>
        <table:table-row>
          <table:table-cell table:style-name="Table1.A1" office:value-type="string">
            <text:p text:style-name="P12">ἥδε γὰρ ἡ ἀγέλη βελτίστη ἐστὶν ἐκ πολλῶν ἐτῶν.</text:p>
          </table:table-cell>
          <table:table-cell table:style-name="Table1.A1" office:value-type="string">
            <text:p text:style-name="P12">"This is the best team Gryffindor's had in years.</text:p>
          </table:table-cell>
        </table:table-row>
        <table:table-row>
          <table:table-cell table:style-name="Table1.A1" office:value-type="string">
            <text:p text:style-name="P12">νικήσομεν δῆτα εὖ οἶδ’ ὅτι.</text:p>
          </table:table-cell>
          <table:table-cell table:style-name="Table1.A1" office:value-type="string">
            <text:p text:style-name="P12">We're going to win. I know it."</text:p>
          </table:table-cell>
        </table:table-row>
        <table:table-row>
          <table:table-cell table:style-name="Table1.A1" office:value-type="string">
            <text:p text:style-name="P12">καὶ πρὸς αὐτοὺς ὀξὺ ἔβλεψεν ὡς θέλων εἰπεῖν ὅτι Εἰ δέ μή<text:span text:style-name="T9">...</text:span> </text:p>
          </table:table-cell>
          <table:table-cell table:style-name="Table1.A1" office:value-type="string">
            <text:p text:style-name="P12">He glared at them all as if to say, "Or else."</text:p>
          </table:table-cell>
        </table:table-row>
        <table:table-row>
          <table:table-cell table:style-name="Table1.A1" office:value-type="string">
            <text:p text:style-name="P13">Εἶ<text:span text:style-name="T9">ε</text:span>ν.<text:span text:style-name="T9"> </text:span>ε<text:span text:style-name="T9">ἰ</text:span>ς γὰρ αὐτὸν τὸν καιρὸν ἥκομεν.<text:span text:style-name="T10"> ἀγαθῇ τύχῃ ὑμῖν ἅπασιν.</text:span></text:p>
          </table:table-cell>
          <table:table-cell table:style-name="Table1.A1" office:value-type="string">
            <text:p text:style-name="P12">"Right. It's time. Good luck, all of you."</text:p>
          </table:table-cell>
        </table:table-row>
        <table:table-row>
          <table:table-cell table:style-name="Table1.A1" office:value-type="string">
            <text:p text:style-name="P13">ὁ δ’ ’Ἀρειος τῷ Φερεδίκῳ κα<text:span text:style-name="T10">ὶ</text:span> τῷ Γεωργ<text:span text:style-name="T10">ῷ</text:span> ἐκ τοῦ ἀποδυτηρίου ἐπισπόμενος, ἀπευχόμενος δέ τέως μὴ λιποψυχῆσαι, τῶν πολλῶν μέγα θορυβούντων εἰσέβη ἐπὶ τὸ στάδιον.</text:p>
          </table:table-cell>
          <table:table-cell table:style-name="Table1.A1" office:value-type="string">
            <text:p text:style-name="P13">Harry followed Fred and George out of the locker room and, hoping his knees weren't going to give way, walked onto the field to loud cheers.</text:p>
          </table:table-cell>
        </table:table-row>
        <table:table-row>
          <table:table-cell table:style-name="Table1.A1" office:value-type="string">
            <text:p text:style-name="P13">ἡ δ’ Εὐχρῆ ῥαβδούχη οὖσα ἐν μέσῳ ἵστατο προσδεξομένη τοὺς δύο ἀγέλας, τὸ σάρον ἤδη χειρὶ ἔχουσα.</text:p>
          </table:table-cell>
          <table:table-cell table:style-name="Table1.A1" office:value-type="string">
            <text:p text:style-name="P13">Madam Hooch was refereeing. She stood in the middle of the field waiting for the two teams, her broom in her hand.</text:p>
          </table:table-cell>
        </table:table-row>
        <table:table-row>
          <table:table-cell table:style-name="Table1.A1" office:value-type="string">
            <text:p text:style-name="P13">Δέομαι τοίνυν, ἔφη, πάντων ὑμῶν ὀρθῶς ἐνδίκως τε ἀγωνίζεσθαι.<text:span text:style-name="T10"> τοῦτο δ’ ἔλεγεν ἐκείνοις ἤδη ἀθροιζομένοις ἀμφὶ αὐτήν.</text:span></text:p>
          </table:table-cell>
          <table:table-cell table:style-name="Table1.A1" office:value-type="string">
            <text:p text:style-name="P13">"Now, I want a nice fair game, all of you," she said, once they were all gathered around her.</text:p>
          </table:table-cell>
        </table:table-row>
        <table:table-row>
          <table:table-cell table:style-name="Table1.A1" office:value-type="string">
            <text:p text:style-name="P14">ὁ δ’ Ἄρειος ξυνῄδει αὐτῇ λεγούσῃ ἐν τοῖς μάλιστα τῷ Μάρκῳ Φλίντῳ, τῷ τῶν Σλυθηρίνων ἀγελάρχῃ πενταετήρῳ ὅντι.</text:p>
          </table:table-cell>
          <table:table-cell table:style-name="Table1.A1" office:value-type="string">
            <text:p text:style-name="P14">Harry noticed that she seemed to be speaking particularly to the Slytherin Captain, Marcus Flint, a sixth year.</text:p>
          </table:table-cell>
        </table:table-row>
        <table:table-row>
          <table:table-cell table:style-name="Table1.A1" office:value-type="string">
            <text:p text:style-name="P14">ὁ δ’ ἐφαίνετο ξυγγενὴς εἶναι τοῖς Τρωγλοδύταις.</text:p>
          </table:table-cell>
          <table:table-cell table:style-name="Table1.A1" office:value-type="string">
            <text:p text:style-name="P14">Harry thought Flint looked as if he had some troll blood in him.</text:p>
          </table:table-cell>
        </table:table-row>
        <table:table-row>
          <table:table-cell table:style-name="Table1.A1" office:value-type="string">
            <text:p text:style-name="P14"><text:span text:style-name="T11">Ἅ</text:span>ρειος δέ πρὸς τὸ ἐπάνω σημεῖον τὸ Προεδρευέτω Ποτῆρ κηρῦττον ὑπὲρ τὸν ὄχλον πρὸς ἄνεμον ἀεὶ κινούμενον παραβλέψας, ξυστελλόμενος ἑαυτὸν </text:p>
          </table:table-cell>
          <table:table-cell table:style-name="Table1.A1" office:value-type="string">
            <text:p text:style-name="P14">Out of the corner of his eye he saw the fluttering banner high above, flashing Potter for President over the crowd. His heart skipped. </text:p>
          </table:table-cell>
        </table:table-row>
        <text:soft-page-break/>
        <table:table-row>
          <table:table-cell table:style-name="Table1.A1" office:value-type="string">
            <text:p text:style-name="P14">μάλ ’ ἐθάρρει.</text:p>
          </table:table-cell>
          <table:table-cell table:style-name="Table1.A1" office:value-type="string">
            <text:p text:style-name="P14">He felt braver.</text:p>
          </table:table-cell>
        </table:table-row>
        <table:table-row>
          <table:table-cell table:style-name="Table1.A1" office:value-type="string">
            <text:p text:style-name="P14">Εἴσβητε δῆτα ἐπὶ τὰ σάρα.</text:p>
          </table:table-cell>
          <table:table-cell table:style-name="Table1.A1" office:value-type="string">
            <text:p text:style-name="P14">"Mount your brooms, please."</text:p>
          </table:table-cell>
        </table:table-row>
        <table:table-row>
          <table:table-cell table:style-name="Table1.A1" office:value-type="string">
            <text:p text:style-name="P14">καὶ ὁ ’Άρειος ἐπὶ τὸν Ὑπερνεφελὸν Δισχιλιοστὸν εἰσέβη.</text:p>
          </table:table-cell>
          <table:table-cell table:style-name="Table1.A1" office:value-type="string">
            <text:p text:style-name="P14">Harry clambered onto his Nimbus Two Thousand.</text:p>
          </table:table-cell>
        </table:table-row>
        <table:table-row>
          <table:table-cell table:style-name="Table1.A1" office:value-type="string">
            <text:p text:style-name="P14">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span text:style-name="T11"> καί διήγησιν μὲν ἀναγορέυων ἔτυχεν ὁ Ἰόρδανος, τοῖν Εὐισηλίοιν εὔνους ὥν, ἐπεσκόπει δ’ αὐτὸν ἡ Μαγονωγαλέα.</text:span></text:p>
          </table:table-cell>
          <table:table-cell table:style-name="Table1.A1" office:value-type="string">
            <text:p text:style-name="P14">Madam Hooch gave a loud blast on her silver whistle.<text:span text:style-name="T11"> Fifteen brooms rose up, high, high into the air. They were off. The Weasley twins' friend, Lee Jordan, was doing the commentary for the match, closely watched by Professor McGonagall.</text:span></text:p>
          </table:table-cell>
        </table:table-row>
        <table:table-row>
          <table:table-cell table:style-name="Table1.A1" office:value-type="string">
            <text:p text:style-name="P14">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table:style-name="Table1.A1" office:value-type="string">
            <text:p text:style-name="P14">"And the Quaffle is taken immediately by Angelina Johnson of Gryffindor -- what an excellent Chaser that girl is, and rather attractive, too --"</text:p>
          </table:table-cell>
        </table:table-row>
        <table:table-row>
          <table:table-cell table:style-name="Table1.A1" office:value-type="string">
            <text:p text:style-name="P14">ἡ δέ Μαγονωγαλέα ὡς τοῦτο χαλεπῶς φέρουσα Τί δέ δή, ἔφη ὑπολαβοῦσα, ὦ <text:span text:style-name="T11">Ἰ</text:span>όρδανε;</text:p>
          </table:table-cell>
          <table:table-cell table:style-name="Table1.A1" office:value-type="string">
            <text:p text:style-name="P14">"JORDAN!"</text:p>
          </table:table-cell>
        </table:table-row>
        <table:table-row>
          <table:table-cell table:style-name="Table1.A1" office:value-type="string">
            <text:p text:style-name="P14">ὁ δέ συγγνώμην αἰτήσας τῆς πλημμελείας ἀναλαβών Καὶ ἀεροδρομοῦσα, ἔφη, τὸν κολοφῶνα παραδίδωσιν ὡς τάχιστα τῇ Ἀλικίᾳ Σπινήτῃ, ἣν ἄρτι ἐξηῦρεν Ὀλοφώιος <text:span text:style-name="T11">Ὕ</text:span>λης, πέρυσιν ἔφεδρον οὖσαν.</text:p>
          </table:table-cell>
          <table:table-cell table:style-name="Table1.A1" office:value-type="string">
            <text:p text:style-name="P15">"Sorry, Professor."<text:span text:style-name="T12"> "And she's really belting along up there, a neat pass to Alicia Spinnet, a good find of Oliver Wood's, last year only a reserve -- </text:span></text:p>
          </table:table-cell>
        </table:table-row>
        <table:table-row>
          <table:table-cell table:style-name="Table1.A1" office:value-type="string">
            <text:p text:style-name="P15">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span text:style-name="T12"> 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 οἴμοι πέπληκται αὕτη πληγὴν ῥοπαλοσφαιρίῳ βληθεῖσα δυσχερῆ ὥστε λυπεῖσθαι σφόδρα μοι δοκεῖν. 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span></text:p>
            <text:p text:style-name="P15">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ext:p text:style-name="P15">βαβαὶ βαβαὶ τῆς τῶν Γρυφινδώρων εὐστοχίας.</text:p>
          </table:table-cell>
          <table:table-cell table:style-name="Table1.A1" office:value-type="string">
            <text:p text:style-name="P15">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text:p>
          </table:table-cell>
        </table:table-row>
        <table:table-row>
          <table:table-cell table:style-name="Table1.A1" office:value-type="string">
            <text:p text:style-name="P15">ἀναθορυβούντων μὲν οὖν τῶν Γρυφινδώρων εἷς τόσον εὖ πεπραγότων, στενόντων δέ τῶν Σλυθηρίνων, φθέγμα τι τοίονδε ῆν ἀκοῦσαι<text:span text:style-name="T12">.</text:span> </text:p>
          </table:table-cell>
          <table:table-cell table:style-name="Table1.A1" office:value-type="string">
            <text:p text:style-name="P15">Gryffindor cheers filled the cold air, with howls and moans from the Slytherins.</text:p>
          </table:table-cell>
        </table:table-row>
        <table:table-row>
          <table:table-cell table:style-name="Table1.A1" office:value-type="string">
            <text:p text:style-name="P15">Ἀπέλθετ’ ἐκποδών.</text:p>
          </table:table-cell>
          <table:table-cell table:style-name="Table1.A1" office:value-type="string">
            <text:p text:style-name="P15">"Budge up there, move along."<text:span text:style-name="T12"> ἀνάγεθ’ ἑαυτοὺς ἐκ τοῦ μέσου.</text:span></text:p>
          </table:table-cell>
        </table:table-row>
        <text:soft-page-break/>
        <table:table-row>
          <table:table-cell table:style-name="Table1.A1" office:value-type="string">
            <text:p text:style-name="P15">καὶ ὁ Ῥοὼν καὶ ἡ Ἑρμιόνη γνόντες τὸν Ἁγριώδη, ἐγγυτέρω δ’ ἀλλήλοις παρεστηκότες, ἐῶσι συγγενέσθαι.</text:p>
          </table:table-cell>
          <table:table-cell table:style-name="Table1.A1" office:value-type="string">
            <text:p text:style-name="P15">"Hagrid!"<text:span text:style-name="T12"> Ron and Hermione squeezed together to give Hagrid enough space to join them.</text:span></text:p>
          </table:table-cell>
        </table:table-row>
        <table:table-row>
          <table:table-cell table:style-name="Table1.A1" office:value-type="string">
            <text:p text:style-name="P15">ὁ δέ τηλεσκοπικὰ δίοπτρα δεικνύς Οἴκοθεν μὲν γὰρ ἐσκόπουν, ἔφη, ἄμεινον δέ ὁμιλεῖν μετὰ τοῦ ὄχλου.</text:p>
          </table:table-cell>
          <table:table-cell table:style-name="Table1.A1" office:value-type="string">
            <text:p text:style-name="P15">"Bin watchin' from me hut," said Hagrid, patting a large pair of binoculars around his neck, "But it isn't the same as bein' in the crowd.</text:p>
          </table:table-cell>
        </table:table-row>
        <table:table-row>
          <table:table-cell table:style-name="Table1.A1" office:value-type="string">
            <text:p text:style-name="P15">εἶτα τό γε φθαστέον οὐδεὶς ἑώρακέ που;</text:p>
          </table:table-cell>
          <table:table-cell table:style-name="Table1.A1" office:value-type="string">
            <text:p text:style-name="P15">No sign of the Snitch yet, eh?"</text:p>
          </table:table-cell>
        </table:table-row>
        <table:table-row>
          <table:table-cell table:style-name="Table1.A1" office:value-type="string">
            <text:p text:style-name="P17">ὁ δέ Ῥοών ὁμολογῶν ’Ώσθ’ ὁ Ἄρειος, ἔφη, οὔπω πεποίηκεν οὐδέν, ὡς εἰπεῖν.</text:p>
          </table:table-cell>
          <table:table-cell table:style-name="Table1.A1" office:value-type="string">
            <text:p text:style-name="P17">"Nope," said Ron. "Harry hasn't had much to do yet."</text:p>
          </table:table-cell>
        </table:table-row>
        <table:table-row>
          <table:table-cell table:style-name="Table1.A1" office:value-type="string">
            <text:p text:style-name="P17">Πόνου γε’ ἀφίσταται, ῆ δ’ ὃς ὁ Ἁγριώδης.</text:p>
            <text:p text:style-name="P17">τὰ δὲ τηλεσκοπικὰ λαβών τε καὶ τὴν ὄψιν εἷς τὸ ἀτενές ἀπερεισάμενος ἐγνώρισεν οὕτω τὸν ’Άρειον, βραχύ τι κατιδὼν πολὺ ἀπέχον ἐν οὐρανῷ.</text:p>
          </table:table-cell>
          <table:table-cell table:style-name="Table1.A1" office:value-type="string">
            <text:p text:style-name="P17">"Kept outta trouble, though, that's somethin'," said Hagrid, raising his binoculars and peering skyward at the speck that was Harry.</text:p>
            <text:p text:style-name="P17"/>
          </table:table-cell>
        </table:table-row>
        <table:table-row>
          <table:table-cell table:style-name="Table1.A1" office:value-type="string">
            <text:p text:style-name="P17">ὁ δ’ ἀνωτέρω πάντων φερόμενος μετέωρος ἐκαραδόκει τῷ φθαστέῳ.</text:p>
          </table:table-cell>
          <table:table-cell table:style-name="Table1.A1" office:value-type="string">
            <text:p text:style-name="P17">Way up above them, Harry was gliding over the game, squinting about for some sign of the Snitch.</text:p>
          </table:table-cell>
        </table:table-row>
        <table:table-row>
          <table:table-cell table:style-name="Table1.A1" office:value-type="string">
            <text:p text:style-name="P17">τοῦτο γὰρ συνεβούλευον ἀρτίως αὐτὸς καὶ ὁ ’Ύλης ἐλπίζοντες οὕτω ἐν τῷ ἀγῶνι ῥᾷον νικήσειν.</text:p>
            <text:p text:style-name="P17"/>
          </table:table-cell>
          <table:table-cell table:style-name="Table1.A1" office:value-type="string">
            <text:p text:style-name="P17">This was part of his and Wood's game plan.</text:p>
          </table:table-cell>
        </table:table-row>
        <table:table-row>
          <table:table-cell table:style-name="Table1.A1" office:value-type="string">
            <text:p text:style-name="P17">οὗτος γὰρ <text:span text:style-name="T15">Ἡ</text:span>συχίαν ἄγε τοίνυν, ἔφη, ἕως ἂν τὸ φθαστέον κατίδῃς ὅπως μὴ πρότερον ἢ δεῖ ἐπιχειρήσῃ τις σοί.</text:p>
          </table:table-cell>
          <table:table-cell table:style-name="Table1.A1" office:value-type="string">
            <text:p text:style-name="P17">"Keep out of the way until you catch sight of the Snitch," Wood had said. "We don't want you attacked before you have to be."</text:p>
          </table:table-cell>
        </table:table-row>
        <table:table-row>
          <table:table-cell table:style-name="Table1.A1" office:value-type="string">
            <text:p text:style-name="P17">τῆς μὲν γὰρ Ἀγγελίνης σκοποῦ τυχούσης, ἀεροβατικὰ κυβιστ- ήματα διττὰ ἀπέδειξε τόθ’ ἅτε μάλισθ’ ἡδόμενος’ νῦν δέ πάλιν αὖ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ext:p text:style-name="P17"/>
          </table:table-cell>
          <table:table-cell table:style-name="Table1.A1" office:value-type="string">
            <text:p text:style-name="P17">When Angelina had scored, Harry had done a couple of loop-the-loops to let off his feelings. Now he was back to staring around for the Snitch.</text:p>
            <text:p text:style-name="P17">Once he caught sight of a flash of gold, but it was just a reflection from one of the Weasleys' wristwatches, and once a Bludger decided to come pelting his way, more like a cannonball than anything, but Harry dodged it and Fred Weasley came chasing after it.</text:p>
            <text:p text:style-name="P17"/>
          </table:table-cell>
        </table:table-row>
        <table:table-row>
          <table:table-cell table:style-name="Table1.A1" office:value-type="string">
            <text:p text:style-name="P17">ὁ δ ’ ἀναβοῶνΐΗ καλῶς ἔχεις, ἔφη, ὦ ’Άρειε,“ καὶ ἔβαλλε συντόνως ἐπὶ τὸν Μάρκον.</text:p>
          </table:table-cell>
          <table:table-cell table:style-name="Table1.A1" office:value-type="string">
            <text:p text:style-name="P17">"All right there, Harry?" he had time to yell, as he beat the Bludger furiously toward Marcus Flint.</text:p>
            <text:p text:style-name="P17"/>
          </table:table-cell>
        </table:table-row>
        <table:table-row>
          <table:table-cell table:style-name="Table1.A1" office:value-type="string">
            <text:p text:style-name="P17">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text:span text:style-name="T15">ἰ</text:span>δού·<text:span text:style-name="T14"> </text:span><text:span text:style-name="T15">ἦ</text:span><text:span text:style-name="T14"> </text:span>που τὸ φθαστέον ἑώρακα,·</text:p>
          </table:table-cell>
          <table:table-cell table:style-name="Table1.A1" office:value-type="string">
            <text:p text:style-name="P17">"Slytherin in possession," Lee Jordan was saying, "Chaser Pucey ducks two Bludgers, two Weasleys, and Chaser Bell, and speeds toward the -- wait a moment -- was that the Snitch?"</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
            <text:p text:style-name="Table_20_Contents"><text:s/>μεθέντος δέ τοῦ Ἀδριάνου τὸν κολοφῶνα - αἰσθόμενος γὰρ χρήματος τινὸς χρυσοῦ παρὰ τὸ δεξιὸν οῦς ἐγγύτατα παριόντος, ἐστρέψατο τὸν <text:soft-page-break/>τράχηλον εἷς τούπίσω σπουδαζόμενος κατιδεῖν αὐτό - θορυβοῦσιν οἶ θεώμενοι.</text:p>
            <text:p text:style-name="Table_20_Contents">ἀλλ’ οὔτε τὸν Ἄρειον ἔλαθε τὸ φθαστέον κάτω ἥδη σκήψαντα ἐπ’ αὐτό, οὔτε τὸν Τερέντιον ’Ῐξὸν τὸν ζητητὴν τὸν τῶν Σλυθηρίνων.</text:p>
            <text:p text:style-name="Table_20_Contents">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ext:p text:style-name="Table_20_Contents">θάττων δέ ἤδη γενόμενος τοῦ Τερεντίου, ὁ ’Άρειος νῦν δὴ παρ’ ἑαυτῷ ᾇ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Ἄρειον τοσαύτῃ βίᾳ ὥστ’ ἀνατρέψαι τὸ σάρον αὐτοῦ, ὃ καὶ ἀπόρως στροβεῖται ἐξωθισμένον.</text:p>
            <text:p text:style-name="Table_20_Contents">ὁ δέ τοῦ σάρου ἐκκρεμαμένος κινδυνεύει χαμᾶζε πεσὼν διαφθαρῆναι.</text:p>
            <text:p text:style-name="Table_20_Contents">ὥστε οἱ κάτω Γρυφίνδωροι τοῦτ’ ἰδόντες μέγ’ ἐθορύβουν, δεινὸν ποιούμενοι ὡς αἰσχρόν τε καί παρ- άνομον τὸ γεγενημένον, καὶ Ἀδικεῖς, ὦ πανοῦργε, ἔφασαν ἀναβοῶντες.</text:p>
            <text:p text:style-name="Table_20_Contents">τὴν δ’ οὖν ἀδικίαν τῲ Μάρκῳ ἐπιτιμήσασα ἡ Εὖχρῆ τοῖς Γ ρυφινδώροις ἀκώλυτον στοχασμὸν παρῆκεν.</text:p>
            <text:p text:style-name="Table_20_Contents">ἐπιγενομένης δέ τοσαύτης τῆς ταραχῆς καί ἠφανίσθη πάλιν οιῦ τὸ φθαστέον.</text:p>
            <text:p text:style-name="Table_20_Contents">ἐν δέ τοῖς θεαταῖς, ὁ Δεῖνος Θόμας πρὸς τὴν ῥαβδούχην βοῶν Ἐκπεσέτω οὑτοσί, ἔφη, ὧ γύναι· ἰδέτω τὸ μιλτόπρεπτον.</text:p>
            <text:p text:style-name="Table_20_Contents">ἀλλ’ ὁ Ῥοῶν ἀναμνήσας αὐτὸν Ἀλλ’ ὦ Δεῖνε, ἔφη, ποδοσφαιρικὴ οὐκ ἔστι.</text:p>
            <text:p text:style-name="Table_20_Contents">κατὰ γὰρ τοὺς τῆς ι’καροσφαιρικῆς νόμους, οὐκ ἔξεστιν ἐκβαλεῖν οὐδένα.</text:p>
            <text:p text:style-name="Table_20_Contents">ἐκεῖνο δ’ οὖν τὸ μιλτόπρεπτον λεγόμενον, τί ἐστιν,· ἀλλ’ ὁ Ἁγριώδης συνιστάμενος μετ’ ἐκείνου Μεταγράψαι δῆτα, ἔφη, δεῖ τοὺς νόμους, μόνον γὰρ οῦκ ἐξέκρουσε τὸν “Ἀρειον ἐκ τοῦ οὐρανοῦ ὁ Μάρκος.</text:p>
            <text:p text:style-name="Table_20_Contents">154 ΑΡΕΙΟΣ ΠοτΗΡ καὶ ὁ Ἰόρδανος ἀμήχανος ὢν τοῦ μὴ συναγωνίζεσθαι τοῖς Γ ρυφιν- δώροις Διὰ τοίνυν τὴν παρανομίαν ταύτην, ἦ δ’ ὅς, φανερωτάτην δή - τῆς δέ Μαγονωγαλέας τοῦτο χαλεπῶς φερούσης, ἀναλαβών Διὰ μὲν οῦν τὴν ὁμολογουμένην πανουργίαν ταύτην, ἔφη, πονηροτάτην δή - νουθετησάσης δ’ αὖθις ἐκείνης Ἀλλ’ ἐξαρκείτω τοσοῦτο, ἔφη.</text:p>
            <text:p text:style-name="Table_20_Contents">οῦ μὴν ἀλλ) ὁ Μάρκος ὅσον οῦκ ἀπέκτεινε τὸν τῶν Γρυφινδώρων ζητητήν - τοιαῦτα γάρ τοι εἰκότως <text:soft-page-break/>ἐποίησαν ἅπαντες δήπου.</text:p>
            <text:p text:style-name="Table_20_Contents">δίκην δ’ οὖν λαβόντων τῶν Γρυφινδώρων, τῆς δ’ Ἀλικίας ἀφθόνως ἐφιεμένης καὶ τοῦ σκοποῦ τυχούσης, αὖθις αὖ ἀγωνίζονται, ἐχόντων τούτων ε”τι τὸν κολοφῶνα.</text:p>
            <text:p text:style-name="Table_20_Contents">τοῦ μέντοι Ἁρείου ἄλλο φεύγοντος ῥοπαλοσφαίριον ὃ καὶ περι- στρεφόμενον παρ’ αὐτὸν μόνον οὐκ ε”τυχε τῆς κεφαλῆς, ἐγένετο παράδοξον τοίονδέ τι.</text:p>
            <text:p text:style-name="Table_20_Contents">τοῦ γὰρ σάρου ἄφνω σφαδάζοντος, πεσεῖν φοβούμενος ἀπρὶξ ε”χεται αὐτοῦ χερσί τε καὶ γόνασιν.</text:p>
            <text:p text:style-name="Table_20_Contents">τοιοῦτο γὰρ οὐπώποτ’ ἔπαθεν· ἐπειδὴ δὲ τὸ αὐτὸ μάλ’ αὖθις ἐγένετο, τὸ σάρον αὐτό, ὡς ἔοικεν, ἤθελεν ἀναχαιτίσαι αὐτόν.</text:p>
            <text:p text:style-name="Table_20_Contents">ἀλλὰ νὴ Δία τὰ τοιαῦτα σάρα, ὡς οἴεται, οὐδέποτ’ ἀνεχαίτισε τοὺς ἶππαζομένους· Ὑπερνεφελὸν γὰρ τοῦτο τὸ σάρον εῖναι Δισχιλιοστόν.</text:p>
            <text:p text:style-name="Table_20_Contents">ἇναστρεψάμενος δέ πρὸς τοὺς τῶν Γρυφινδώρων χάρακας ὡς ἐν νῷ ε”χων ἀναπνοὴν αἰτεῖν τὸν εΎλην, ᾔσθετο τότε τοῦ σάρου παν- τελῶς δυσπειθοῦς γενομένου.</text:p>
            <text:p text:style-name="Table_20_Contents">οὗ γὰρ εἶχεν οὔτε κυβερνῆσαι οὔτ’ εὐθῦναι αὐτὸ σκολιὸν ἀεὶ δι’ αἰθέρος περιδινούμενον καὶ νῦν δὴ ἀποσεισόμενον αὐτόν, ὡς ε’ὀικεν.</text:p>
            <text:p text:style-name="Table_20_Contents">ὁ δ’ οὖν Ἰόρδανος ε”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ext:p text:style-name="Table_20_Contents">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ext:p text:style-name="Table_20_Contents">ὁ δὲ Ἁγριώδης πρὸς τὸν Ἄρειον διὰ τὰ τηλεσκοπικὰ βλέπων Ἀλλὰ πρὸς θεῶν τί ποιεῖς ἔφη.</text:p>
            <text:p text:style-name="Table_20_Contents">ε”λεγον γὰρ ἂν ἔγωγ’ ὡς οὐκέτι δύναται κατευθῦναι τὸ σάρον, εἴγε μὴ τοῦτ’ ἀδύνατον ἦν.</text:p>
            <text:p text:style-name="Table_20_Contents">καῖ ε”νιοι τῶν θεατῶν ἐξ ἀπροσδοκήτου ι’δόντες τὸν ’Ἀρειον κεχηνότες ἐπιδείκνυνται· κυκλουμένου μὲν γὰρ καὶ περιδινοῦντος τοῦ σάρου μόλις ε”τι προσέχεται, ἆποσεισαμένου δὲ ἤδη καὶ ΠΕΡΙ ΤΗΣ [ΚΑ ΡοΣΦΑιΡιΚΗΣ 155 ἀναχαιτίσαντος καὶ δὴ καὶ ἀποβαλόντος, αἰωρεῖται τε καὶ τῇ ἑτέρᾳ μόνον χειρὶ ἐκκρέμαται.</text:p>
            <text:p text:style-name="Table_20_Contents">ὁ δὲ Σάμιος τῷ Ἀγριώδει πρὸς οῦς ψιθυρίζων ῖΑρα <text:soft-page-break/>τότ’ ἐβλάφθη, ἔφη, τὸ σάρον ὅθ’ ὁ Μάρκος προσέκρουσεν αὐτό,· ὁ δέ Ἁγριώδης τρομερᾷ τῇ φωνῇ Ἀδύνατόν γε μέντοι τοῦτο.</text:p>
            <text:p text:style-name="Table_20_Contents">σάρον γὰρ οὐκ ε”στι κακὰ ποιῆσαι εἷ μή τις τῆς μαγικῆς ἅπτοιτο σκοτεινῆς δήπου.</text:p>
            <text:p text:style-name="Table_20_Contents">τίς δέ δὴ μαθητὴς ὢν δύναιτ’ ἄν ποτε τοῦτο ποιῆσαι,· ταῦτα δ’ ἀκούσασα ἡ Ἑρμιόνη ἥρπασε τὰ τοῦ Ἁγριώδους δίοπ- τρα· ἀλλὰ πρὸς μὲν τὸν ’Ἀρειον ἅνω οὐκ ἔβλεπε, πρὸς δέ τοῦς θεωμένους μανικῶς ὡς σφόδρα.</text:p>
            <text:p text:style-name="Table_20_Contents">ὁ δὲ Ῥοών στένων τι καὶ ὕπωχρος δοκῶν Τί ποιεῖς, ἔφη.</text:p>
            <text:p text:style-name="Table_20_Contents">ἡ δέ κεχηνυῖα Καὶ δὴ προῦγνων τόδε· ἰδοῦ ὁ Σίναπυς.</text:p>
            <text:p text:style-name="Table_20_Contents">λαβὼν δέ τὰ δίοπτρα ὁ Ῥοὼν ε”βλεψε πρὸς ἐκεῖνον ἐν μέσοις τοῖς καταντικρὺ βάθροις καθήμενον.</text:p>
            <text:p text:style-name="Table_20_Contents">ὁ δ’ ἠτένιζεν εἷς τὸν ’Ἀρειον τον- θορύζων ἅμα σιωπῇ.</text:p>
            <text:p text:style-name="Table_20_Contents">ἡ δ’ Ἑρμιόνη Μηχανᾶται γάρ τι, ἔφη, ἴυγγι καταγοητεύων τὸ σάρον.</text:p>
            <text:p text:style-name="Table_20_Contents">Τί ποιητέον ἡμῖν,· Ἀλλ’ ἐπίτρεψον ἐμοὶ τὸ πρᾶγμα.</text:p>
            <text:p text:style-name="Table_20_Contents">καὶ ἀπῆλθεν εὐθὺ πρὶν τὸν Ῥοῶνα πλείω εἰπεῖν.</text:p>
            <text:p text:style-name="Table_20_Contents">ὁ δέ πάλιν αὖθις ἠτένιζε τοῖς διόπτροις εἰς τὸν ’Ἀρειον τὸ γὰρ σάρον ἤδη εἷς τοσοῦτο σφύζον καὶ σφαδᾴζον ἐδέησεν ἀναχαιτίσαι αὐτὸν ε”τι ταλαντευόμε- νον.</text:p>
            <text:p text:style-name="Table_20_Contents">καὶ οἱ θεαταὶ πάντες ἀναστάντες ἐν φόβῳ ἐθεώρουν τοὺς Εὖισηλίους πτήσει μὲν βοηθοῦντας αὐτῷ καὶ μεταθήσοντας εἷς ἕτερον τῶν σφετέρων σάρων, ἁμαρτάνοντας δ’ ἑκάστοτε τοῦ σάρου ἀνωτέρω ὀρχουμένου εἴ ποτε πλησίον προσπέτοιντο.</text:p>
            <text:p text:style-name="Table_20_Contents">οἱ δὲ κατ· ωτέρω κύκλον ἐποιοῦντο δηλονότι ἐλπίζοντες ἐκδέξεσθαι αὐτὸν πεσόντα.</text:p>
            <text:p text:style-name="Table_20_Contents">ἐν δέ τούτοις ὁ Μάρκος κολοφῶν’ ἀναρπάσας πεντάκις σκοποῦ τετυχηκὼς πάντας πάντως ἔλαθεν.</text:p>
            <text:p text:style-name="Table_20_Contents">ὁ δέ Ῥοὼν ἀθυμῶν Σπεῦσον δῆτ’, ἔφη, ὦ Ἑρμιόνη.</text:p>
            <text:p text:style-name="Table_20_Contents">ἡ δ’ οὐκ ἀκονιτὶ ἀφικομένη πρὸς τὰ βάθρα ἕνθ’ ὁ Σίναπυς ἵστατο, ἤδη πολλῇ ῥύμῃ ε”τρεχε παρὰ τοὺς ὄπισθεν αὐτοῦ καθημένους.</text:p>
            <text:p text:style-name="Table_20_Contents">καὶ οὐδὲ τόθ’ εἱστήκει συγγνώμην παραιτησομένη ὅτε τὸν Κίουρον ἐπὶ τὴν κεφαλὴν ὦσεν εἷς τοὺς ἔμπροσθε θεατάς.</text:p>
            <text:p text:style-name="Table_20_Contents">ἥκουσα δέ πρὸς τὸν Σίναπυν καὶ ὀκλάζουσα καὶ τὴν ῥάβδον ἀναλαβοῦσα ἐφιθύριζε ῥήματά τινα ὀλίγα μὲν πρόσφορα δ’ ὅμως.</text:p>
            <text:p text:style-name="Table_20_Contents">καὶ ἦν ι’δεῖν εὐθὺ φλογὰς κυανᾶς ἐκ τῆς ῥάβδου ἀφιεμένας ε’πί τὰ τοῦ ἐκείνου τρίβωνος κράσπεδα.</text:p>
            <text:p text:style-name="Table_20_Contents">καὶ ἐν ἀκαρεῖ οὗτος μὲν ξυνῄδει ἑαυτῷ καιομένῳ, <text:soft-page-break/>ἐκείνη δ’ 156 ΑΡΕΙΟΣ Πο ΤΗΡ ἀκούσασα ὕλαγμά τι συνῄδει εὖ πεποιηκυῖα.</text:p>
            <text:p text:style-name="Table_20_Contents">καὶ ξυλλέξασα τὸ πῦρ εἶς ληκύθιόν τι καὶ τοῦτ’ εἷς προκόλπιον θεῖσα ἐπανῆλθε διὰ τοὺς θεατὰς λαθοῦσα ἀμέλει τὸν Σίναπυν.</text:p>
            <text:p text:style-name="Table_20_Contents">καὶ ἅλις ἐπεποιήκει.</text:p>
            <text:p text:style-name="Table_20_Contents">ὁ γὰρ ’Ἀρειος ἄφνω ἐδυνήθη περικαθίζειν πάλιν αὖ ἐπὶ τῷ σάρῳ.</text:p>
            <text:p text:style-name="Table_20_Contents">ὁ δέ Ῥοών φΩ Νεφέλωδες, ἔφη, ἀσφαλές ἐστι σοὶ θεωρεῖν αὖ.</text:p>
            <text:p text:style-name="Table_20_Contents">ὁ γὰρ Νεφελώδης ἐπὶ χρόνον ἔκλαιε, τὴν κεφαλὴν δέει κρύπτων εἶς τὴν Ἁγριώδους ἐφεστρίδα.</text:p>
            <text:p text:style-name="Table_20_Contents">ὁ δ’ ’Άρειος χαμᾶζε ἤδη κατὰ τάχος ε”πιπτε καί οἶ θεαταὶ εἶδον αὐτὸν τὴν χεῖρα πρὸς τὸ στόμα προσέχοντα ὡς ἐμέσοντα.</text:p>
            <text:p text:style-name="Table_20_Contents">κᾶπειτα πρὸς οὖδας φορεῖται· τετραποδηδὸν δ’ ἑστὼς ἑβηξε καὶ εἰς τὴν χεῖρα αὐτοῦ κατέπεσε χρυσοῦν τι.</text:p>
            <text:p text:style-name="Table_20_Contents">Τὸ φθαστέον ἔχω, ἔφη βοῶν καί ὑπὲρ τῆς κεφαλῆς σείων αὐτό.</text:p>
            <text:p text:style-name="Table_20_Contents">ἐτελεύτησεν οὖν ὁ ἀγὼν πολλῆς μετὰ ταραχῆς.</text:p>
            <text:p text:style-name="Table_20_Contents">Ἀλλ’ οῦ μὰ Δί’ ἐξεδέξατο τὸ φθαστέον, κατέπινε μὲν οῦν, τοῦτο δ’ ε”λεγεν ὁ Μάρκος Φλίντος διὰ πολλοῦ χρόνου σχετλιάσας μὲν ε”τι ὠνήσας δ’ οὐδέν.</text:p>
            <text:p text:style-name="Table_20_Contents">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p>
            <text:p text:style-name="Table_20_Contents">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p>
            <text:p text:style-name="Table_20_Contents">καὶ ὁ Ῥοών διεξιὼν τὰ γεγενημένα 9ΡΙ κάρτα, ἔφη, ὁ Σίναπυς αἴτιος ἦν.</text:p>
            <text:p text:style-name="Table_20_Contents">ἐγὼ γὰρ μετὰ τῆσδε εἶδον αὐτὸν καταγοητεύοντα 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ext:p text:style-name="Table_20_Contents">Ἀλλ’ εἰπέ μοι, τί δὴ ὁ Σίναπυς τοι- οῦτον ἂν παρέχοι ἑαυτόν,’ οἱ δέ παῖδες πρὸς ἀλλήλους ἔβλεψαν, ἐνδοιάζοντες τί εἴπωσιν αὐτῷ.</text:p>
            <text:p text:style-name="Table_20_Contents">ἔδοξε δέ τῷ Ἁρείῳ ἀληθεύειν, ὁ δ’ οῦν Ἀλλ ’ ηῦρον γάρ τι, ἔφη, περὶ αὐτοῦ.</text:p>
            <text:p text:style-name="Table_20_Contents">ἐπεχείρησε παρελθεῖν ἐκεῖνον τὸν κύνα τὸν τρικέφαλον ἐπὶ Νεκυσίων.</text:p>
            <text:p text:style-name="Table_20_Contents">ὁ δ’ ε”δηξεν αὐτόν.</text:p>
            <text:p text:style-name="Table_20_Contents">λογιζόμεθ’ οῦν ὅτι ἐπεχείρει κλέψαι τὸ ὑπ’ ἐκείνου <text:soft-page-break/>φυλαττό- μενον.</text:p>
            <text:p text:style-name="Table_20_Contents">ὁ δ’ Ἁγρίωδης μεθῆκε τὸ τεϊοδοχεῖον, Ἀλλὰ πῶς ἴστε περὶ τοῦ Οὖλότριχος, Οῦλόθριξ γὰρ καλεῖται,· Ναί.</text:p>
            <text:p text:style-name="Table_20_Contents">ἐμὸς γάρ ἐστιν· ἐπριάμην δ’ αὐτὸν παρ’ ἀνθρώπου τινὸς ’Έλληνος ᾧ πέρυσιν ἐν πανδοκείῳ συνέβαλον.</text:p>
            <text:p text:style-name="Table_20_Contents">καί ε”χρησα τῷ Διμ- πλοδώρῳ φυλάξοντα - ΠΕΡΙ ΤΗΣ ΙΚΑΡΟΣΦΑῘΡΙΚΗΣ 157 Τί δέ, ἦ δ’ ὃς ὁ ’Άρειος σπουδῇ πολλῇ.</text:p>
            <text:p text:style-name="Table_20_Contents">ὁ δ’ (Αγριώδης τραχέως Ἀλλὰ μηδὲν πρὸς τούτοις, ἔφη.</text:p>
            <text:p text:style-name="Table_20_Contents">ἐκεῖνο γὰρ ἀπόρρητόν ἐστιν.</text:p>
            <text:p text:style-name="Table_20_Contents">Ἀλλ’ ὁ Σίναπυς ἐθέλει κλέψαι αὐτό.</text:p>
            <text:p text:style-name="Table_20_Contents">Φλυαρεῖς, μάλ’ αὖθις ε”φη ὁ Ἁγριώδης.</text:p>
            <text:p text:style-name="Table_20_Contents">ὁ γὰρ Σίναπυς ἅτε τῶν σοφιστῶν ὢν τῶν ἐν ρΥογοήτου οὐδέν ἂν ποιοίη τοιοῦτο ὡς εἶκός.</text:p>
            <text:p text:style-name="Table_20_Contents">Εἶτα διὰ τί, ε”φη ἡ Ἑρμιόνη, ἐπεχείρησεν ἀποκτεῖναι τὸν ”Αρειον; μετέγνω γὰρ ἀμέλει περὶ τοῦ Σινάπεως ε’πί τοῖς τῆς δείλης γεγενημένοις.</text:p>
            <text:p text:style-name="Table_20_Contents">’Ίυγγα γὰρ, ἔφη, ἰδοῦσα γιγνώσκω, πολλὰ περὶ αὐτῶν ἀνα- γνοῦσα.</text:p>
            <text:p text:style-name="Table_20_Contents">τοὺς μὲν γὰρ ἴυγξι χρωμένους δεῖ κατ’ ὄμματα ἀτενίζειν ἀεί, τὸν δέ Σίναπυν ἀσκαρδαμυκτόν εἶδον.</text:p>
            <text:p text:style-name="Table_20_Contents">Ὁ δ’ Ἁγριώδης ἐντόνως Σύ γε μήν, ἔφη, οὐκ ὀρθῶς λέγεις, οὐ μὴν οὐδ’ ἐγῷδα τί χρῆμα τὸ τοῦ Ἁρείου σάρον τοιαῦτ’ ἔπαθεν.</text:p>
            <text:p text:style-name="Table_20_Contents">ὁ δ’ οῦν Σίναπυς οὐδαμῶς μαθητὴν ἀποκτεῖναι ἐπεχείρησεν ἄν.</text:p>
            <text:p text:style-name="Table_20_Contents">ἀλλ’ ἀκούσατέ μου οὗτοι οἱ τριττοί.</text:p>
            <text:p text:style-name="Table_20_Contents">ἐπικινδύνως γὰρ ε”χετε πολυπραγ- μονοῦντες περὶ ὧν ὑμέτερον οὐκ ἔστιν εἰδέναι.</text:p>
            <text:p text:style-name="Table_20_Contents">ἐπιλάθεσθε δῆτα τοῦ κυνός, ἐπιλάθεσθε δ’ αὖ τοῦ πρὸς αὐτοῦ φυλαττομένου.</text:p>
            <text:p text:style-name="Table_20_Contents">τοῦτο γὰρ ε”στι τοῦ τε Διμπλοδώρου μόνον καὶ τοῦ Νικολάου Φλαμήλου.</text:p>
            <text:p text:style-name="Table_20_Contents">Τὸ δεῖνα, ἦ δ’ ὃς ὁ Ἄρειος.</text:p>
            <text:p text:style-name="Table_20_Contents">εἶτα μετέχει τοῦ πράγματος Νικολᾶος τις Φλάμηλος; ὁ δ’ Ἁγριώδης ἐδόκει πάνυ χαλεπαίνειν ἑαυτῷ.</text:p>
          </table:table-cell>
          <table:table-cell table:style-name="Table1.A1" office:value-type="string">
            <text:p text:style-name="Table_20_Contents"/>
            <text:p text:style-name="Table_20_Contents"/>
            <text:p text:style-name="Table_20_Contents"/>
            <text:p text:style-name="Table_20_Contents">A murmur ran through the crowd as Adrian Pucey dropped the Quaffle, too busy looking over his <text:soft-page-break/>shoulder at the flash of gold that had passed his left ear.</text:p>
            <text:p text:style-name="Table_20_Contents">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text:p>
            <text:p text:style-name="Table_20_Contents">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text:p>
            <text:p text:style-name="Table_20_Contents">"Foul!" screamed the Gryffindors.</text:p>
            <text:p text:style-name="Table_20_Contents">Madam Hooch spoke angrily to Flint and then ordered a free shot at the goal posts for Gryffindor. But in all the confusion, of course, the Golden Snitch had disappeared from sight again.</text:p>
            <text:p text:style-name="Table_20_Contents">Down in the stands, Dean Thomas was yelling, "Send him off, ref! Red card!"</text:p>
            <text:p text:style-name="Table_20_Contents">"What are you talking about, Dean?" said Ron.</text:p>
            <text:p text:style-name="Table_20_Contents">"Red card!" said Dean furiously. "In soccer you get shown the red card and you're out of the game!"</text:p>
            <text:p text:style-name="Table_20_Contents">"But this isn't soccer, Dean," Ron reminded him.</text:p>
            <text:p text:style-name="Table_20_Contents">Hagrid, however, was on Dean's side.</text:p>
            <text:p text:style-name="Table_20_Contents">"They oughta change the rules. Flint coulda knocked Harry outta the air."</text:p>
            <text:p text:style-name="Table_20_Contents">Lee Jordan was finding it difficult not to take sides.</text:p>
            <text:p text:style-name="Table_20_Contents">"So -- after that obvious and disgusting bit of cheating "Jordan!" growled Professor McGonagall.</text:p>
            <text:p text:style-name="Table_20_Contents">"I mean, after that open and revolting foul 'Jordan, I'm warning you --"</text:p>
            <text:p text:style-name="Table_20_Contents">"All right, all right. Flint nearly kills the Gryffindor Seeker, which could happen to anyone, I'm sure, so a penalty to Gryffindor, taken by Spinner, who puts it away, no trouble, and we continue play, Gryffindor still in possession."</text:p>
            <text:p text:style-name="Table_20_Contents">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text:p>
            <text:p text:style-name="Table_20_Contents">It happened again. It was as though the broom was trying to buck him off. But Nimbus Two Thousands did not suddenly decide to buck their riders off. Harry tried to turn back toward the Gryffindor <text:soft-page-break/>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him.</text:p>
            <text:p text:style-name="Table_20_Contents">Lee was still commentating.</text:p>
            <text:p text:style-name="Table_20_Contents">"Slytherin in possession -- Flint with the Quaffle -- passes Spinnet -- passes Bell -- hit hard in the face by a Bludger, hope it broke his nose -- only joking, Professor -- Slytherins score -- A no...</text:p>
            <text:p text:style-name="Table_20_Contents">The Slytherins were cheering. No one seemed to have noticed that Harry's broom was behaving strangely. It was carrying- him slowly higher, away from the game, jerking and twitching as it went.</text:p>
            <text:p text:style-name="Table_20_Contents">"Dunno what Harry thinks he's doing," Hagrid mumbled. He stared through his binoculars. "If I didn' know better, I'd say he'd lost control of his broom... but he can't have...."</text:p>
            <text:p text:style-name="Table_20_Contents">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text:p>
            <text:p text:style-name="Table_20_Contents">"Did something happen to it when Flint blocked him?" Seamus whispered.</text:p>
            <text:p text:style-name="Table_20_Contents">"Can't have," Hagrid said, his voice shaking. "Can't nothing interfere with a broomstick except powerful Dark magic -- no kid could do that to a Nimbus Two Thousand."</text:p>
            <text:p text:style-name="Table_20_Contents">At these words, Hermione seized Hagrid's binoculars, but instead of looking up at Harry, she started looking frantically at the crowd.</text:p>
            <text:p text:style-name="Table_20_Contents">"What are you doing?" moaned Ron, gray-faced.</text:p>
            <text:p text:style-name="Table_20_Contents">"I knew it," Hermione gasped, "Snape -- look."</text:p>
            <text:p text:style-name="Table_20_Contents">Ron grabbed the binoculars. Snape was in the middle of the stands opposite them. He had his eyes fixed on Harry and was muttering nonstop under his breath.</text:p>
            <text:p text:style-name="Table_20_Contents">"He's doing something -- jinxing the broom," said Hermione.</text:p>
            <text:p text:style-name="Table_20_Contents">"What should we do?"</text:p>
            <text:p text:style-name="Table_20_Contents">"Leave it to me."</text:p>
            <text:p text:style-name="Table_20_Contents">Before Ron could say another word, Hermione had disappeared. Ron turned the binoculars back on Harry. His broom was vibrating so hard, it was almost impossible for him to hang on much longer. <text:soft-page-break/>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text:p>
            <text:p text:style-name="Table_20_Contents">Marcus Flint seized the Quaffle and scored five times without anyone noticing.</text:p>
            <text:p text:style-name="Table_20_Contents">"Come on, Hermione," Ron muttered desperately.</text:p>
            <text:p text:style-name="Table_20_Contents">Hermione had fought her way across to the stand where Snape stood, and was now racing along the row behind him; she didn't even stop to say sorry as she knocked Professor Quirrell headfirst into the row in front.</text:p>
            <text:p text:style-name="Table_20_Contents">Reaching Snape, she crouched down, pulled out her wand, and whispered a few, well- chosen words. Bright blue flames shot from her wand onto the hem of Snape's robes.</text:p>
            <text:p text:style-name="Table_20_Contents">It took perhaps thirty seconds for Snape to realize that he was on fire.</text:p>
            <text:p text:style-name="Table_20_Contents">A sudden yelp told her she had done her job. Scooping the fire off him into a little jar in her pocket, she scrambled back along the row -- Snape would never know what had happened.</text:p>
            <text:p text:style-name="Table_20_Contents">It was enough. Up in the air, Harry was suddenly able to clamber back on to his broom.</text:p>
            <text:p text:style-name="Table_20_Contents">"Neville, you can look!" Ron said. Neville had been sobbing into Hagrid's jacket for the last five minutes.</text:p>
            <text:p text:style-name="Table_20_Contents">Harry was speeding toward the ground when the crowd saw him clap his hand to his mouth as though he was about to be sick -- he hit the field on all fours -- coughed -- and something gold fell into his hand.</text:p>
            <text:p text:style-name="Table_20_Contents">"I've got the Snitch!" he shouted, waving it above his head, and the game ended in complete confusion.</text:p>
            <text:p text:style-name="Table_20_Contents">"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text:p>
            <text:p text:style-name="Table_20_Contents">"It was Snape," Ron was explaining, "Hermione and I saw him. He was cursing your broomstick, muttering, he wouldn't take his eyes off you."</text:p>
            <text:p text:style-name="Table_20_Contents"><text:soft-page-break/>"Rubbish," said Hagrid, who hadn't heard a word of what had gone on next to him in the stands. "Why would Snape do somethin' like that?"</text:p>
            <text:p text:style-name="Table_20_Contents">Harry, Ron, and Hermione looked at one another, wondering what to tell him. Harry decided on the truth.</text:p>
            <text:p text:style-name="Table_20_Contents">"I found out something about him," he told Hagrid. "He tried to get past that three-headed dog on Halloween. It bit him. We think he was trying to steal whatever it's guarding."</text:p>
            <text:p text:style-name="Table_20_Contents">Hagrid dropped the teapot.</text:p>
            <text:p text:style-name="Table_20_Contents">"How do you know about Fluffy?" he said.</text:p>
            <text:p text:style-name="Table_20_Contents">"Fluffy?"</text:p>
            <text:p text:style-name="Table_20_Contents">"Yeah -- he's mine -- bought him off a Greek chappie I met in the pub las' year -- I lent him to Dumbledore to guard the "Yes?" said Harry eagerly.</text:p>
            <text:p text:style-name="Table_20_Contents">"Now, don't ask me anymore," said Hagrid gruffly. "That's top secret, that is."</text:p>
            <text:p text:style-name="Table_20_Contents">"But Snape's trying to steal it."</text:p>
            <text:p text:style-name="Table_20_Contents">"Rubbish," said Hagrid again. "Snape's a Hogwarts teacher, he'd do nothin' of the sort."</text:p>
            <text:p text:style-name="Table_20_Contents">"So why did he just try and kill Harry?" cried Hermione.</text:p>
            <text:p text:style-name="Table_20_Contents">The afternoon's events certainly seemed to have changed her mind about Snape.</text:p>
            <text:p text:style-name="Table_20_Contents">I know a jinx when I see one, Hagrid, I've read all about them! You've got to keep eye contact, and Snape wasn't blinking at all, I saw him!"</text:p>
            <text:p text:style-name="Table_20_Contents">"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text:p>
            <text:p text:style-name="Table_20_Contents">"Aha!" said Harry, "so there's someone called Nicolas Flamel involved, is there?"</text:p>
            <text:p text:style-name="Table_20_Contents">Hagrid looked furious with himself.</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7T18:07:54.900000000</meta:creation-date>
    <dc:title>Ancient Greek</dc:title>
    <meta:editing-duration>PT33M1S</meta:editing-duration>
    <meta:editing-cycles>7</meta:editing-cycles>
    <meta:generator>LibreOffice/7.6.0.3$Windows_X86_64 LibreOffice_project/69edd8b8ebc41d00b4de3915dc82f8f0fc3b6265</meta:generator>
    <dc:date>2023-09-18T11:07:11.088000000</dc:date>
    <meta:document-statistic meta:table-count="1" meta:image-count="0" meta:object-count="0" meta:page-count="12" meta:paragraph-count="383" meta:word-count="6858" meta:character-count="40271" meta:non-whitespace-character-count="33786"/>
    <meta:template xlink:type="simple" xlink:actuate="onRequest" xlink:title="Ancient Greek" xlink:href="../../../../../AppData/Roaming/LibreOffice/4/user/template/Ancient%20Greek.ott" meta:date="2023-09-17T18:07:54.378000000"/>
  </office:meta>
</office:document-meta>
</file>